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mm"/>
    </style:style>
    <style:style style:name="co2" style:family="table-column">
      <style:table-column-properties fo:break-before="auto" style:column-width="23.5mm"/>
    </style:style>
    <style:style style:name="co3" style:family="table-column">
      <style:table-column-properties fo:break-before="auto" style:column-width="4.99mm"/>
    </style:style>
    <style:style style:name="co4" style:family="table-column">
      <style:table-column-properties fo:break-before="auto" style:column-width="31.66mm"/>
    </style:style>
    <style:style style:name="co5" style:family="table-column">
      <style:table-column-properties fo:break-before="auto" style:column-width="15.33mm"/>
    </style:style>
    <style:style style:name="co6" style:family="table-column">
      <style:table-column-properties fo:break-before="auto" style:column-width="7.41mm"/>
    </style:style>
    <style:style style:name="co7" style:family="table-column">
      <style:table-column-properties fo:break-before="auto" style:column-width="9.61mm"/>
    </style:style>
    <style:style style:name="co8" style:family="table-column">
      <style:table-column-properties fo:break-before="auto" style:column-width="11.78mm"/>
    </style:style>
    <style:style style:name="co9" style:family="table-column">
      <style:table-column-properties fo:break-before="auto" style:column-width="22.58mm"/>
    </style:style>
    <style:style style:name="co10" style:family="table-column">
      <style:table-column-properties fo:break-before="auto" style:column-width="7.16mm"/>
    </style:style>
    <style:style style:name="co11" style:family="table-column">
      <style:table-column-properties fo:break-before="auto" style:column-width="7.43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デコード"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2" table:default-cell-style-name="ce5"/>
        <table:table-column table:style-name="co3" table:default-cell-style-name="ce5"/>
        <table:table-column table:style-name="co5" table:default-cell-style-name="ce5"/>
        <table:table-column table:style-name="co3" table:default-cell-style-name="ce5"/>
        <table:table-column table:style-name="co6" table:number-columns-repeated="20" table:default-cell-style-name="ce5"/>
        <table:table-column table:style-name="co3" table:default-cell-style-name="ce5"/>
        <table:table-column table:style-name="co7" table:number-columns-repeated="2" table:default-cell-style-name="ce133"/>
        <table:table-column table:style-name="co8" table:default-cell-style-name="ce5"/>
        <table:table-column table:style-name="co3" table:default-cell-style-name="ce5"/>
        <table:table-column table:style-name="co6"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row table:style-name="ro1">
          <table:table-cell office:value-type="float" office:value="3" calcext:value-type="float">
            <text:p>3</text:p>
          </table:table-cell>
          <table:table-cell office:value-type="string" calcext:value-type="string">
            <text:p>じでべらろ</text:p>
          </table:table-cell>
          <table:table-cell/>
          <table:table-cell office:value-type="string" calcext:value-type="string">
            <text:p>ぐうぬひまやり</text:p>
          </table:table-cell>
          <table:table-cell/>
          <table:table-cell office:value-type="string" calcext:value-type="string">
            <text:p>わげずぢば</text:p>
          </table:table-cell>
          <table:table-cell/>
          <table:table-cell office:value-type="string" calcext:value-type="string">
            <text:p>ぼかこ</text:p>
          </table:table-cell>
          <table:table-cell/>
          <table:table-cell table:formula="of:=DEC2HEX( [.AI56]; 2 )" office:value-type="string" office:string-value="2E" calcext:value-type="string">
            <text:p>2E</text:p>
          </table:table-cell>
          <table:table-cell table:formula="of:=DEC2HEX( [.AJ56]; 2 )" office:value-type="string" office:string-value="03" calcext:value-type="string">
            <text:p>03</text:p>
          </table:table-cell>
          <table:table-cell table:formula="of:=DEC2HEX( [.AK56]; 2 )" office:value-type="string" office:string-value="01" calcext:value-type="string">
            <text:p>01</text:p>
          </table:table-cell>
          <table:table-cell table:formula="of:=DEC2HEX( [.AL56]; 2 )" office:value-type="string" office:string-value="24" calcext:value-type="string">
            <text:p>24</text:p>
          </table:table-cell>
          <table:table-cell table:formula="of:=DEC2HEX( [.AM56]; 2 )" office:value-type="string" office:string-value="00" calcext:value-type="string">
            <text:p>00</text:p>
          </table:table-cell>
          <table:table-cell table:formula="of:=DEC2HEX( [.AN56]; 2 )" office:value-type="string" office:string-value="00" calcext:value-type="string">
            <text:p>00</text:p>
          </table:table-cell>
          <table:table-cell table:formula="of:=DEC2HEX( [.AO56]; 2 )" office:value-type="string" office:string-value="10" calcext:value-type="string">
            <text:p>10</text:p>
          </table:table-cell>
          <table:table-cell table:formula="of:=DEC2HEX( [.AP56]; 2 )" office:value-type="string" office:string-value="10" calcext:value-type="string">
            <text:p>10</text:p>
          </table:table-cell>
          <table:table-cell table:formula="of:=DEC2HEX( [.AQ56]; 2 )" office:value-type="string" office:string-value="00" calcext:value-type="string">
            <text:p>00</text:p>
          </table:table-cell>
          <table:table-cell table:formula="of:=DEC2HEX( [.AR56]; 2 )" office:value-type="string" office:string-value="00" calcext:value-type="string">
            <text:p>00</text:p>
          </table:table-cell>
          <table:table-cell table:formula="of:=DEC2HEX( [.AS56]; 2 )" office:value-type="string" office:string-value="01" calcext:value-type="string">
            <text:p>01</text:p>
          </table:table-cell>
          <table:table-cell table:formula="of:=DEC2HEX( [.AT56]; 2 )" office:value-type="string" office:string-value="00" calcext:value-type="string">
            <text:p>00</text:p>
          </table:table-cell>
          <table:table-cell table:formula="of:=DEC2HEX( [.AU56]; 2 )" office:value-type="string" office:string-value="00" calcext:value-type="string">
            <text:p>00</text:p>
          </table:table-cell>
          <table:table-cell table:formula="of:=DEC2HEX( [.AV56]; 2 )" office:value-type="string" office:string-value="00" calcext:value-type="string">
            <text:p>00</text:p>
          </table:table-cell>
          <table:table-cell table:formula="of:=DEC2HEX( [.AW56]; 2 )" office:value-type="string" office:string-value="00" calcext:value-type="string">
            <text:p>00</text:p>
          </table:table-cell>
          <table:table-cell table:formula="of:=DEC2HEX( [.AX56]; 2 )" office:value-type="string" office:string-value="00" calcext:value-type="string">
            <text:p>00</text:p>
          </table:table-cell>
          <table:table-cell table:formula="of:=DEC2HEX( [.AY56]; 2 )" office:value-type="string" office:string-value="00" calcext:value-type="string">
            <text:p>00</text:p>
          </table:table-cell>
          <table:table-cell table:formula="of:=DEC2HEX( [.AZ56]; 2 )" office:value-type="string" office:string-value="00" calcext:value-type="string">
            <text:p>00</text:p>
          </table:table-cell>
          <table:table-cell table:formula="of:=DEC2HEX( [.BA56]; 2 )" office:value-type="string" office:string-value="02" calcext:value-type="string">
            <text:p>02</text:p>
          </table:table-cell>
          <table:table-cell table:formula="of:=DEC2HEX( [.BB56]; 2 )" office:value-type="string" office:string-value="00" calcext:value-type="string">
            <text:p>00</text:p>
          </table:table-cell>
          <table:table-cell/>
          <table:table-cell table:formula="of:=DEC2HEX( [.AF56] )" office:value-type="string" office:string-value="F7" calcext:value-type="string">
            <text:p>F7</text:p>
          </table:table-cell>
          <table:table-cell table:formula="of:=BITXOR( BITAND( ([.AJ56] * 64) + [.AI56]; 255 ); [.AG56] )" office:value-type="float" office:value="247" calcext:value-type="float">
            <text:p>247</text:p>
          </table:table-cell>
          <table:table-cell table:formula="of:=INDIRECT( ADDRESS( [.A56] + 3; 35 ) ) + INDIRECT( ADDRESS( [.A56] + 3; 36 ) ) * 64" office:value-type="float" office:value="25" calcext:value-type="float">
            <text:p>25</text:p>
          </table:table-cell>
          <table:table-cell/>
          <table:table-cell table:formula="of:=MOD( [.BD56] + 60; 64 )" office:value-type="float" office:value="46" calcext:value-type="float">
            <text:p>46</text:p>
          </table:table-cell>
          <table:table-cell table:formula="of:=MOD( [.BE56] - [.BD56] + 60; 64 )" office:value-type="float" office:value="3" calcext:value-type="float">
            <text:p>3</text:p>
          </table:table-cell>
          <table:table-cell table:formula="of:=MOD( [.BF56] - [.BE56] + 60; 64 )" office:value-type="float" office:value="1" calcext:value-type="float">
            <text:p>1</text:p>
          </table:table-cell>
          <table:table-cell table:formula="of:=MOD( [.BG56] - [.BF56] + 60; 64 )" office:value-type="float" office:value="36" calcext:value-type="float">
            <text:p>36</text:p>
          </table:table-cell>
          <table:table-cell table:formula="of:=MOD( [.BH56] - [.BG56] + 60; 64 )" office:value-type="float" office:value="0" calcext:value-type="float">
            <text:p>0</text:p>
          </table:table-cell>
          <table:table-cell table:formula="of:=MOD( [.BI56] - [.BH56] + 60; 64 )" office:value-type="float" office:value="0" calcext:value-type="float">
            <text:p>0</text:p>
          </table:table-cell>
          <table:table-cell table:formula="of:=MOD( [.BJ56] - [.BI56] + 60; 64 )" office:value-type="float" office:value="16" calcext:value-type="float">
            <text:p>16</text:p>
          </table:table-cell>
          <table:table-cell table:formula="of:=MOD( [.BK56] - [.BJ56] + 60; 64 )" office:value-type="float" office:value="16" calcext:value-type="float">
            <text:p>16</text:p>
          </table:table-cell>
          <table:table-cell table:formula="of:=MOD( [.BL56] - [.BK56] + 60; 64 )" office:value-type="float" office:value="0" calcext:value-type="float">
            <text:p>0</text:p>
          </table:table-cell>
          <table:table-cell table:formula="of:=MOD( [.BM56] - [.BL56] + 60; 64 )" office:value-type="float" office:value="0" calcext:value-type="float">
            <text:p>0</text:p>
          </table:table-cell>
          <table:table-cell table:formula="of:=MOD( [.BN56] - [.BM56] + 60; 64 )" office:value-type="float" office:value="1" calcext:value-type="float">
            <text:p>1</text:p>
          </table:table-cell>
          <table:table-cell table:formula="of:=MOD( [.BO56] - [.BN56] + 60; 64 )" office:value-type="float" office:value="0" calcext:value-type="float">
            <text:p>0</text:p>
          </table:table-cell>
          <table:table-cell table:formula="of:=MOD( [.BP56] - [.BO56] + 60; 64 )" office:value-type="float" office:value="0" calcext:value-type="float">
            <text:p>0</text:p>
          </table:table-cell>
          <table:table-cell table:formula="of:=MOD( [.BQ56] - [.BP56] + 60; 64 )" office:value-type="float" office:value="0" calcext:value-type="float">
            <text:p>0</text:p>
          </table:table-cell>
          <table:table-cell table:formula="of:=MOD( [.BR56] - [.BQ56] + 60; 64 )" office:value-type="float" office:value="0" calcext:value-type="float">
            <text:p>0</text:p>
          </table:table-cell>
          <table:table-cell table:formula="of:=MOD( [.BS56] - [.BR56] + 60; 64 )" office:value-type="float" office:value="0" calcext:value-type="float">
            <text:p>0</text:p>
          </table:table-cell>
          <table:table-cell table:formula="of:=MOD( [.BT56] - [.BS56] + 60; 64 )" office:value-type="float" office:value="0" calcext:value-type="float">
            <text:p>0</text:p>
          </table:table-cell>
          <table:table-cell table:formula="of:=MOD( [.BU56] - [.BT56] + 60; 64 )" office:value-type="float" office:value="0" calcext:value-type="float">
            <text:p>0</text:p>
          </table:table-cell>
          <table:table-cell table:formula="of:=MOD( [.BV56] - [.BU56] + 60; 64 )" office:value-type="float" office:value="2" calcext:value-type="float">
            <text:p>2</text:p>
          </table:table-cell>
          <table:table-cell table:formula="of:=MOD( [.BW56] - [.BV56] + 60; 64 )" office:value-type="float" office:value="0" calcext:value-type="float">
            <text:p>0</text:p>
          </table:table-cell>
          <table:table-cell/>
          <table:table-cell table:formula="of:=( SEARCH( MID( [.$B56]; 1; 1); [$リスト.$A$3] ) - 1 )" office:value-type="float" office:value="50" calcext:value-type="float">
            <text:p>50</text:p>
          </table:table-cell>
          <table:table-cell table:formula="of:=( SEARCH( MID( [.$B56]; 2; 1); [$リスト.$A$3] ) - 1 )" office:value-type="float" office:value="57" calcext:value-type="float">
            <text:p>57</text:p>
          </table:table-cell>
          <table:table-cell table:formula="of:=( SEARCH( MID( [.$B56]; 3; 1); [$リスト.$A$3] ) - 1 )" office:value-type="float" office:value="62" calcext:value-type="float">
            <text:p>62</text:p>
          </table:table-cell>
          <table:table-cell table:formula="of:=( SEARCH( MID( [.$B56]; 4; 1); [$リスト.$A$3] ) - 1 )" office:value-type="float" office:value="38" calcext:value-type="float">
            <text:p>38</text:p>
          </table:table-cell>
          <table:table-cell table:formula="of:=( SEARCH( MID( [.$B56]; 5; 1); [$リスト.$A$3] ) - 1 )" office:value-type="float" office:value="42" calcext:value-type="float">
            <text:p>42</text:p>
          </table:table-cell>
          <table:table-cell table:formula="of:=( SEARCH( MID( [.$D56]; 1; 1); [$リスト.$A$3] ) - 1 )" office:value-type="float" office:value="46" calcext:value-type="float">
            <text:p>46</text:p>
          </table:table-cell>
          <table:table-cell table:formula="of:=( SEARCH( MID( [.$D56]; 2; 1); [$リスト.$A$3] ) - 1 )" office:value-type="float" office:value="2" calcext:value-type="float">
            <text:p>2</text:p>
          </table:table-cell>
          <table:table-cell table:formula="of:=( SEARCH( MID( [.$D56]; 3; 1); [$リスト.$A$3] ) - 1 )" office:value-type="float" office:value="22" calcext:value-type="float">
            <text:p>22</text:p>
          </table:table-cell>
          <table:table-cell table:formula="of:=( SEARCH( MID( [.$D56]; 4; 1); [$リスト.$A$3] ) - 1 )" office:value-type="float" office:value="26" calcext:value-type="float">
            <text:p>26</text:p>
          </table:table-cell>
          <table:table-cell table:formula="of:=( SEARCH( MID( [.$D56]; 5; 1); [$リスト.$A$3] ) - 1 )" office:value-type="float" office:value="30" calcext:value-type="float">
            <text:p>30</text:p>
          </table:table-cell>
          <table:table-cell table:formula="of:=( SEARCH( MID( [.$D56]; 6; 1); [$リスト.$A$3] ) - 1 )" office:value-type="float" office:value="35" calcext:value-type="float">
            <text:p>35</text:p>
          </table:table-cell>
          <table:table-cell table:formula="of:=( SEARCH( MID( [.$D56]; 7; 1); [$リスト.$A$3] ) - 1 )" office:value-type="float" office:value="39" calcext:value-type="float">
            <text:p>39</text:p>
          </table:table-cell>
          <table:table-cell table:formula="of:=( SEARCH( MID( [.$F56]; 1; 1); [$リスト.$A$3] ) - 1 )" office:value-type="float" office:value="43" calcext:value-type="float">
            <text:p>43</text:p>
          </table:table-cell>
          <table:table-cell table:formula="of:=( SEARCH( MID( [.$F56]; 2; 1); [$リスト.$A$3] ) - 1 )" office:value-type="float" office:value="47" calcext:value-type="float">
            <text:p>47</text:p>
          </table:table-cell>
          <table:table-cell table:formula="of:=( SEARCH( MID( [.$F56]; 3; 1); [$リスト.$A$3] ) - 1 )" office:value-type="float" office:value="51" calcext:value-type="float">
            <text:p>51</text:p>
          </table:table-cell>
          <table:table-cell table:formula="of:=( SEARCH( MID( [.$F56]; 4; 1); [$リスト.$A$3] ) - 1 )" office:value-type="float" office:value="55" calcext:value-type="float">
            <text:p>55</text:p>
          </table:table-cell>
          <table:table-cell table:formula="of:=( SEARCH( MID( [.$F56]; 5; 1); [$リスト.$A$3] ) - 1 )" office:value-type="float" office:value="59" calcext:value-type="float">
            <text:p>59</text:p>
          </table:table-cell>
          <table:table-cell table:formula="of:=( SEARCH( MID( [.$H56]; 1; 1); [$リスト.$A$3] ) - 1 )" office:value-type="float" office:value="63" calcext:value-type="float">
            <text:p>63</text:p>
          </table:table-cell>
          <table:table-cell table:formula="of:=( SEARCH( MID( [.$H56]; 2; 1); [$リスト.$A$3] ) - 1 )" office:value-type="float" office:value="5" calcext:value-type="float">
            <text:p>5</text:p>
          </table:table-cell>
          <table:table-cell table:formula="of:=( SEARCH( MID( [.$H56]; 3; 1); [$リスト.$A$3] ) - 1 )" office:value-type="float" office:value="9" calcext:value-type="float">
            <text:p>9</text:p>
          </table:table-cell>
        </table:table-row>
        <table:table-row table:style-name="ro1">
          <table:table-cell office:value-type="float" office:value="3" calcext:value-type="float">
            <text:p>3</text:p>
          </table:table-cell>
          <table:table-cell office:value-type="string" calcext:value-type="string">
            <text:p>ひめり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7]; 2 )" office:value-type="string" office:string-value="16" calcext:value-type="string">
            <text:p>16</text:p>
          </table:table-cell>
          <table:table-cell table:formula="of:=DEC2HEX( [.AJ57]; 2 )" office:value-type="string" office:string-value="03" calcext:value-type="string">
            <text:p>03</text:p>
          </table:table-cell>
          <table:table-cell table:formula="of:=DEC2HEX( [.AK57]; 2 )" office:value-type="string" office:string-value="02" calcext:value-type="string">
            <text:p>02</text:p>
          </table:table-cell>
          <table:table-cell table:formula="of:=DEC2HEX( [.AL57]; 2 )" office:value-type="string" office:string-value="24" calcext:value-type="string">
            <text:p>24</text:p>
          </table:table-cell>
          <table:table-cell table:formula="of:=DEC2HEX( [.AM57]; 2 )" office:value-type="string" office:string-value="00" calcext:value-type="string">
            <text:p>00</text:p>
          </table:table-cell>
          <table:table-cell table:formula="of:=DEC2HEX( [.AN57]; 2 )" office:value-type="string" office:string-value="00" calcext:value-type="string">
            <text:p>00</text:p>
          </table:table-cell>
          <table:table-cell table:formula="of:=DEC2HEX( [.AO57]; 2 )" office:value-type="string" office:string-value="10" calcext:value-type="string">
            <text:p>10</text:p>
          </table:table-cell>
          <table:table-cell table:formula="of:=DEC2HEX( [.AP57]; 2 )" office:value-type="string" office:string-value="10" calcext:value-type="string">
            <text:p>10</text:p>
          </table:table-cell>
          <table:table-cell table:formula="of:=DEC2HEX( [.AQ57]; 2 )" office:value-type="string" office:string-value="00" calcext:value-type="string">
            <text:p>00</text:p>
          </table:table-cell>
          <table:table-cell table:formula="of:=DEC2HEX( [.AR57]; 2 )" office:value-type="string" office:string-value="00" calcext:value-type="string">
            <text:p>00</text:p>
          </table:table-cell>
          <table:table-cell table:formula="of:=DEC2HEX( [.AS57]; 2 )" office:value-type="string" office:string-value="01" calcext:value-type="string">
            <text:p>01</text:p>
          </table:table-cell>
          <table:table-cell table:formula="of:=DEC2HEX( [.AT57]; 2 )" office:value-type="string" office:string-value="00" calcext:value-type="string">
            <text:p>00</text:p>
          </table:table-cell>
          <table:table-cell table:formula="of:=DEC2HEX( [.AU57]; 2 )" office:value-type="string" office:string-value="00" calcext:value-type="string">
            <text:p>00</text:p>
          </table:table-cell>
          <table:table-cell table:formula="of:=DEC2HEX( [.AV57]; 2 )" office:value-type="string" office:string-value="00" calcext:value-type="string">
            <text:p>00</text:p>
          </table:table-cell>
          <table:table-cell table:formula="of:=DEC2HEX( [.AW57]; 2 )" office:value-type="string" office:string-value="00" calcext:value-type="string">
            <text:p>00</text:p>
          </table:table-cell>
          <table:table-cell table:formula="of:=DEC2HEX( [.AX57]; 2 )" office:value-type="string" office:string-value="00" calcext:value-type="string">
            <text:p>00</text:p>
          </table:table-cell>
          <table:table-cell table:formula="of:=DEC2HEX( [.AY57]; 2 )" office:value-type="string" office:string-value="00" calcext:value-type="string">
            <text:p>00</text:p>
          </table:table-cell>
          <table:table-cell table:formula="of:=DEC2HEX( [.AZ57]; 2 )" office:value-type="string" office:string-value="00" calcext:value-type="string">
            <text:p>00</text:p>
          </table:table-cell>
          <table:table-cell table:formula="of:=DEC2HEX( [.BA57]; 2 )" office:value-type="string" office:string-value="02" calcext:value-type="string">
            <text:p>02</text:p>
          </table:table-cell>
          <table:table-cell table:formula="of:=DEC2HEX( [.BB57]; 2 )" office:value-type="string" office:string-value="00" calcext:value-type="string">
            <text:p>00</text:p>
          </table:table-cell>
          <table:table-cell/>
          <table:table-cell table:formula="of:=DEC2HEX( [.AF57] )" office:value-type="string" office:string-value="CF" calcext:value-type="string">
            <text:p>CF</text:p>
          </table:table-cell>
          <table:table-cell table:formula="of:=BITXOR( BITAND( ([.AJ57] * 64) + [.AI57]; 255 ); [.AG57] )" office:value-type="float" office:value="207" calcext:value-type="float">
            <text:p>207</text:p>
          </table:table-cell>
          <table:table-cell table:formula="of:=INDIRECT( ADDRESS( [.A57] + 3; 35 ) ) + INDIRECT( ADDRESS( [.A57] + 3; 36 ) ) * 64" office:value-type="float" office:value="25" calcext:value-type="float">
            <text:p>25</text:p>
          </table:table-cell>
          <table:table-cell/>
          <table:table-cell table:formula="of:=MOD( [.BD57] + 60; 64 )" office:value-type="float" office:value="22" calcext:value-type="float">
            <text:p>22</text:p>
          </table:table-cell>
          <table:table-cell table:formula="of:=MOD( [.BE57] - [.BD57] + 60; 64 )" office:value-type="float" office:value="3" calcext:value-type="float">
            <text:p>3</text:p>
          </table:table-cell>
          <table:table-cell table:formula="of:=MOD( [.BF57] - [.BE57] + 60; 64 )" office:value-type="float" office:value="2" calcext:value-type="float">
            <text:p>2</text:p>
          </table:table-cell>
          <table:table-cell table:formula="of:=MOD( [.BG57] - [.BF57] + 60; 64 )" office:value-type="float" office:value="36" calcext:value-type="float">
            <text:p>36</text:p>
          </table:table-cell>
          <table:table-cell table:formula="of:=MOD( [.BH57] - [.BG57] + 60; 64 )" office:value-type="float" office:value="0" calcext:value-type="float">
            <text:p>0</text:p>
          </table:table-cell>
          <table:table-cell table:formula="of:=MOD( [.BI57] - [.BH57] + 60; 64 )" office:value-type="float" office:value="0" calcext:value-type="float">
            <text:p>0</text:p>
          </table:table-cell>
          <table:table-cell table:formula="of:=MOD( [.BJ57] - [.BI57] + 60; 64 )" office:value-type="float" office:value="16" calcext:value-type="float">
            <text:p>16</text:p>
          </table:table-cell>
          <table:table-cell table:formula="of:=MOD( [.BK57] - [.BJ57] + 60; 64 )" office:value-type="float" office:value="16" calcext:value-type="float">
            <text:p>16</text:p>
          </table:table-cell>
          <table:table-cell table:formula="of:=MOD( [.BL57] - [.BK57] + 60; 64 )" office:value-type="float" office:value="0" calcext:value-type="float">
            <text:p>0</text:p>
          </table:table-cell>
          <table:table-cell table:formula="of:=MOD( [.BM57] - [.BL57] + 60; 64 )" office:value-type="float" office:value="0" calcext:value-type="float">
            <text:p>0</text:p>
          </table:table-cell>
          <table:table-cell table:formula="of:=MOD( [.BN57] - [.BM57] + 60; 64 )" office:value-type="float" office:value="1" calcext:value-type="float">
            <text:p>1</text:p>
          </table:table-cell>
          <table:table-cell table:formula="of:=MOD( [.BO57] - [.BN57] + 60; 64 )" office:value-type="float" office:value="0" calcext:value-type="float">
            <text:p>0</text:p>
          </table:table-cell>
          <table:table-cell table:formula="of:=MOD( [.BP57] - [.BO57] + 60; 64 )" office:value-type="float" office:value="0" calcext:value-type="float">
            <text:p>0</text:p>
          </table:table-cell>
          <table:table-cell table:formula="of:=MOD( [.BQ57] - [.BP57] + 60; 64 )" office:value-type="float" office:value="0" calcext:value-type="float">
            <text:p>0</text:p>
          </table:table-cell>
          <table:table-cell table:formula="of:=MOD( [.BR57] - [.BQ57] + 60; 64 )" office:value-type="float" office:value="0" calcext:value-type="float">
            <text:p>0</text:p>
          </table:table-cell>
          <table:table-cell table:formula="of:=MOD( [.BS57] - [.BR57] + 60; 64 )" office:value-type="float" office:value="0" calcext:value-type="float">
            <text:p>0</text:p>
          </table:table-cell>
          <table:table-cell table:formula="of:=MOD( [.BT57] - [.BS57] + 60; 64 )" office:value-type="float" office:value="0" calcext:value-type="float">
            <text:p>0</text:p>
          </table:table-cell>
          <table:table-cell table:formula="of:=MOD( [.BU57] - [.BT57] + 60; 64 )" office:value-type="float" office:value="0" calcext:value-type="float">
            <text:p>0</text:p>
          </table:table-cell>
          <table:table-cell table:formula="of:=MOD( [.BV57] - [.BU57] + 60; 64 )" office:value-type="float" office:value="2" calcext:value-type="float">
            <text:p>2</text:p>
          </table:table-cell>
          <table:table-cell table:formula="of:=MOD( [.BW57] - [.BV57] + 60; 64 )" office:value-type="float" office:value="0" calcext:value-type="float">
            <text:p>0</text:p>
          </table:table-cell>
          <table:table-cell/>
          <table:table-cell table:formula="of:=( SEARCH( MID( [.$B57]; 1; 1); [$リスト.$A$3] ) - 1 )" office:value-type="float" office:value="26" calcext:value-type="float">
            <text:p>26</text:p>
          </table:table-cell>
          <table:table-cell table:formula="of:=( SEARCH( MID( [.$B57]; 2; 1); [$リスト.$A$3] ) - 1 )" office:value-type="float" office:value="33" calcext:value-type="float">
            <text:p>33</text:p>
          </table:table-cell>
          <table:table-cell table:formula="of:=( SEARCH( MID( [.$B57]; 3; 1); [$リスト.$A$3] ) - 1 )" office:value-type="float" office:value="39" calcext:value-type="float">
            <text:p>39</text:p>
          </table:table-cell>
          <table:table-cell table:formula="of:=( SEARCH( MID( [.$B57]; 4; 1); [$リスト.$A$3] ) - 1 )" office:value-type="float" office:value="15" calcext:value-type="float">
            <text:p>15</text:p>
          </table:table-cell>
          <table:table-cell table:formula="of:=( SEARCH( MID( [.$B57]; 5; 1); [$リスト.$A$3] ) - 1 )" office:value-type="float" office:value="19" calcext:value-type="float">
            <text:p>19</text:p>
          </table:table-cell>
          <table:table-cell table:formula="of:=( SEARCH( MID( [.$D57]; 1; 1); [$リスト.$A$3] ) - 1 )" office:value-type="float" office:value="23" calcext:value-type="float">
            <text:p>23</text:p>
          </table:table-cell>
          <table:table-cell table:formula="of:=( SEARCH( MID( [.$D57]; 2; 1); [$リスト.$A$3] ) - 1 )" office:value-type="float" office:value="43" calcext:value-type="float">
            <text:p>43</text:p>
          </table:table-cell>
          <table:table-cell table:formula="of:=( SEARCH( MID( [.$D57]; 3; 1); [$リスト.$A$3] ) - 1 )" office:value-type="float" office:value="63" calcext:value-type="float">
            <text:p>63</text:p>
          </table:table-cell>
          <table:table-cell table:formula="of:=( SEARCH( MID( [.$D57]; 4; 1); [$リスト.$A$3] ) - 1 )" office:value-type="float" office:value="3" calcext:value-type="float">
            <text:p>3</text:p>
          </table:table-cell>
          <table:table-cell table:formula="of:=( SEARCH( MID( [.$D57]; 5; 1); [$リスト.$A$3] ) - 1 )" office:value-type="float" office:value="7" calcext:value-type="float">
            <text:p>7</text:p>
          </table:table-cell>
          <table:table-cell table:formula="of:=( SEARCH( MID( [.$D57]; 6; 1); [$リスト.$A$3] ) - 1 )" office:value-type="float" office:value="12" calcext:value-type="float">
            <text:p>12</text:p>
          </table:table-cell>
          <table:table-cell table:formula="of:=( SEARCH( MID( [.$D57]; 7; 1); [$リスト.$A$3] ) - 1 )" office:value-type="float" office:value="16" calcext:value-type="float">
            <text:p>16</text:p>
          </table:table-cell>
          <table:table-cell table:formula="of:=( SEARCH( MID( [.$F57]; 1; 1); [$リスト.$A$3] ) - 1 )" office:value-type="float" office:value="20" calcext:value-type="float">
            <text:p>20</text:p>
          </table:table-cell>
          <table:table-cell table:formula="of:=( SEARCH( MID( [.$F57]; 2; 1); [$リスト.$A$3] ) - 1 )" office:value-type="float" office:value="24" calcext:value-type="float">
            <text:p>24</text:p>
          </table:table-cell>
          <table:table-cell table:formula="of:=( SEARCH( MID( [.$F57]; 3; 1); [$リスト.$A$3] ) - 1 )" office:value-type="float" office:value="28" calcext:value-type="float">
            <text:p>28</text:p>
          </table:table-cell>
          <table:table-cell table:formula="of:=( SEARCH( MID( [.$F57]; 4; 1); [$リスト.$A$3] ) - 1 )" office:value-type="float" office:value="32" calcext:value-type="float">
            <text:p>32</text:p>
          </table:table-cell>
          <table:table-cell table:formula="of:=( SEARCH( MID( [.$F57]; 5; 1); [$リスト.$A$3] ) - 1 )" office:value-type="float" office:value="36" calcext:value-type="float">
            <text:p>36</text:p>
          </table:table-cell>
          <table:table-cell table:formula="of:=( SEARCH( MID( [.$H57]; 1; 1); [$リスト.$A$3] ) - 1 )" office:value-type="float" office:value="40" calcext:value-type="float">
            <text:p>40</text:p>
          </table:table-cell>
          <table:table-cell table:formula="of:=( SEARCH( MID( [.$H57]; 2; 1); [$リスト.$A$3] ) - 1 )" office:value-type="float" office:value="46" calcext:value-type="float">
            <text:p>46</text:p>
          </table:table-cell>
          <table:table-cell table:formula="of:=( SEARCH( MID( [.$H57]; 3; 1); [$リスト.$A$3] ) - 1 )" office:value-type="float" office:value="50" calcext:value-type="float">
            <text:p>50</text:p>
          </table:table-cell>
        </table:table-row>
        <table:table-row table:style-name="ro1">
          <table:table-cell office:value-type="float" office:value="6" calcext:value-type="float">
            <text:p>6</text:p>
          </table:table-cell>
          <table:table-cell office:value-type="string" calcext:value-type="string">
            <text:p>しつはめよ</text:p>
          </table:table-cell>
          <table:table-cell/>
          <table:table-cell office:value-type="string" calcext:value-type="string">
            <text:p>れ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58]; 2 )" office:value-type="string" office:string-value="07" calcext:value-type="string">
            <text:p>07</text:p>
          </table:table-cell>
          <table:table-cell table:formula="of:=DEC2HEX( [.AJ58]; 2 )" office:value-type="string" office:string-value="02" calcext:value-type="string">
            <text:p>02</text:p>
          </table:table-cell>
          <table:table-cell table:formula="of:=DEC2HEX( [.AK58]; 2 )" office:value-type="string" office:string-value="04" calcext:value-type="string">
            <text:p>04</text:p>
          </table:table-cell>
          <table:table-cell table:formula="of:=DEC2HEX( [.AL58]; 2 )" office:value-type="string" office:string-value="04" calcext:value-type="string">
            <text:p>04</text:p>
          </table:table-cell>
          <table:table-cell table:formula="of:=DEC2HEX( [.AM58]; 2 )" office:value-type="string" office:string-value="00" calcext:value-type="string">
            <text:p>00</text:p>
          </table:table-cell>
          <table:table-cell table:formula="of:=DEC2HEX( [.AN58]; 2 )" office:value-type="string" office:string-value="00" calcext:value-type="string">
            <text:p>00</text:p>
          </table:table-cell>
          <table:table-cell table:formula="of:=DEC2HEX( [.AO58]; 2 )" office:value-type="string" office:string-value="10" calcext:value-type="string">
            <text:p>10</text:p>
          </table:table-cell>
          <table:table-cell table:formula="of:=DEC2HEX( [.AP58]; 2 )" office:value-type="string" office:string-value="10" calcext:value-type="string">
            <text:p>10</text:p>
          </table:table-cell>
          <table:table-cell table:formula="of:=DEC2HEX( [.AQ58]; 2 )" office:value-type="string" office:string-value="00" calcext:value-type="string">
            <text:p>00</text:p>
          </table:table-cell>
          <table:table-cell table:formula="of:=DEC2HEX( [.AR58]; 2 )" office:value-type="string" office:string-value="00" calcext:value-type="string">
            <text:p>00</text:p>
          </table:table-cell>
          <table:table-cell table:formula="of:=DEC2HEX( [.AS58]; 2 )" office:value-type="string" office:string-value="09" calcext:value-type="string">
            <text:p>09</text:p>
          </table:table-cell>
          <table:table-cell table:formula="of:=DEC2HEX( [.AT58]; 2 )" office:value-type="string" office:string-value="00" calcext:value-type="string">
            <text:p>00</text:p>
          </table:table-cell>
          <table:table-cell table:formula="of:=DEC2HEX( [.AU58]; 2 )" office:value-type="string" office:string-value="00" calcext:value-type="string">
            <text:p>00</text:p>
          </table:table-cell>
          <table:table-cell table:formula="of:=DEC2HEX( [.AV58]; 2 )" office:value-type="string" office:string-value="00" calcext:value-type="string">
            <text:p>00</text:p>
          </table:table-cell>
          <table:table-cell table:formula="of:=DEC2HEX( [.AW58]; 2 )" office:value-type="string" office:string-value="00" calcext:value-type="string">
            <text:p>00</text:p>
          </table:table-cell>
          <table:table-cell table:formula="of:=DEC2HEX( [.AX58]; 2 )" office:value-type="string" office:string-value="00" calcext:value-type="string">
            <text:p>00</text:p>
          </table:table-cell>
          <table:table-cell table:formula="of:=DEC2HEX( [.AY58]; 2 )" office:value-type="string" office:string-value="00" calcext:value-type="string">
            <text:p>00</text:p>
          </table:table-cell>
          <table:table-cell table:formula="of:=DEC2HEX( [.AZ58]; 2 )" office:value-type="string" office:string-value="00" calcext:value-type="string">
            <text:p>00</text:p>
          </table:table-cell>
          <table:table-cell table:formula="of:=DEC2HEX( [.BA58]; 2 )" office:value-type="string" office:string-value="02" calcext:value-type="string">
            <text:p>02</text:p>
          </table:table-cell>
          <table:table-cell table:formula="of:=DEC2HEX( [.BB58]; 2 )" office:value-type="string" office:string-value="00" calcext:value-type="string">
            <text:p>00</text:p>
          </table:table-cell>
          <table:table-cell/>
          <table:table-cell table:formula="of:=DEC2HEX( [.AF58] )" office:value-type="string" office:string-value="BF" calcext:value-type="string">
            <text:p>BF</text:p>
          </table:table-cell>
          <table:table-cell table:formula="of:=BITXOR( BITAND( ([.AJ58] * 64) + [.AI58]; 255 ); [.AG58] )" office:value-type="float" office:value="191" calcext:value-type="float">
            <text:p>191</text:p>
          </table:table-cell>
          <table:table-cell table:formula="of:=INDIRECT( ADDRESS( [.A58] + 3; 35 ) ) + INDIRECT( ADDRESS( [.A58] + 3; 36 ) ) * 64" office:value-type="float" office:value="56" calcext:value-type="float">
            <text:p>56</text:p>
          </table:table-cell>
          <table:table-cell/>
          <table:table-cell table:formula="of:=MOD( [.BD58] + 60; 64 )" office:value-type="float" office:value="7" calcext:value-type="float">
            <text:p>7</text:p>
          </table:table-cell>
          <table:table-cell table:formula="of:=MOD( [.BE58] - [.BD58] + 60; 64 )" office:value-type="float" office:value="2" calcext:value-type="float">
            <text:p>2</text:p>
          </table:table-cell>
          <table:table-cell table:formula="of:=MOD( [.BF58] - [.BE58] + 60; 64 )" office:value-type="float" office:value="4" calcext:value-type="float">
            <text:p>4</text:p>
          </table:table-cell>
          <table:table-cell table:formula="of:=MOD( [.BG58] - [.BF58] + 60; 64 )" office:value-type="float" office:value="4" calcext:value-type="float">
            <text:p>4</text:p>
          </table:table-cell>
          <table:table-cell table:formula="of:=MOD( [.BH58] - [.BG58] + 60; 64 )" office:value-type="float" office:value="0" calcext:value-type="float">
            <text:p>0</text:p>
          </table:table-cell>
          <table:table-cell table:formula="of:=MOD( [.BI58] - [.BH58] + 60; 64 )" office:value-type="float" office:value="0" calcext:value-type="float">
            <text:p>0</text:p>
          </table:table-cell>
          <table:table-cell table:formula="of:=MOD( [.BJ58] - [.BI58] + 60; 64 )" office:value-type="float" office:value="16" calcext:value-type="float">
            <text:p>16</text:p>
          </table:table-cell>
          <table:table-cell table:formula="of:=MOD( [.BK58] - [.BJ58] + 60; 64 )" office:value-type="float" office:value="16" calcext:value-type="float">
            <text:p>16</text:p>
          </table:table-cell>
          <table:table-cell table:formula="of:=MOD( [.BL58] - [.BK58] + 60; 64 )" office:value-type="float" office:value="0" calcext:value-type="float">
            <text:p>0</text:p>
          </table:table-cell>
          <table:table-cell table:formula="of:=MOD( [.BM58] - [.BL58] + 60; 64 )" office:value-type="float" office:value="0" calcext:value-type="float">
            <text:p>0</text:p>
          </table:table-cell>
          <table:table-cell table:formula="of:=MOD( [.BN58] - [.BM58] + 60; 64 )" office:value-type="float" office:value="9" calcext:value-type="float">
            <text:p>9</text:p>
          </table:table-cell>
          <table:table-cell table:formula="of:=MOD( [.BO58] - [.BN58] + 60; 64 )" office:value-type="float" office:value="0" calcext:value-type="float">
            <text:p>0</text:p>
          </table:table-cell>
          <table:table-cell table:formula="of:=MOD( [.BP58] - [.BO58] + 60; 64 )" office:value-type="float" office:value="0" calcext:value-type="float">
            <text:p>0</text:p>
          </table:table-cell>
          <table:table-cell table:formula="of:=MOD( [.BQ58] - [.BP58] + 60; 64 )" office:value-type="float" office:value="0" calcext:value-type="float">
            <text:p>0</text:p>
          </table:table-cell>
          <table:table-cell table:formula="of:=MOD( [.BR58] - [.BQ58] + 60; 64 )" office:value-type="float" office:value="0" calcext:value-type="float">
            <text:p>0</text:p>
          </table:table-cell>
          <table:table-cell table:formula="of:=MOD( [.BS58] - [.BR58] + 60; 64 )" office:value-type="float" office:value="0" calcext:value-type="float">
            <text:p>0</text:p>
          </table:table-cell>
          <table:table-cell table:formula="of:=MOD( [.BT58] - [.BS58] + 60; 64 )" office:value-type="float" office:value="0" calcext:value-type="float">
            <text:p>0</text:p>
          </table:table-cell>
          <table:table-cell table:formula="of:=MOD( [.BU58] - [.BT58] + 60; 64 )" office:value-type="float" office:value="0" calcext:value-type="float">
            <text:p>0</text:p>
          </table:table-cell>
          <table:table-cell table:formula="of:=MOD( [.BV58] - [.BU58] + 60; 64 )" office:value-type="float" office:value="2" calcext:value-type="float">
            <text:p>2</text:p>
          </table:table-cell>
          <table:table-cell table:formula="of:=MOD( [.BW58] - [.BV58] + 60; 64 )" office:value-type="float" office:value="0" calcext:value-type="float">
            <text:p>0</text:p>
          </table:table-cell>
          <table:table-cell/>
          <table:table-cell table:formula="of:=( SEARCH( MID( [.$B58]; 1; 1); [$リスト.$A$3] ) - 1 )" office:value-type="float" office:value="11" calcext:value-type="float">
            <text:p>11</text:p>
          </table:table-cell>
          <table:table-cell table:formula="of:=( SEARCH( MID( [.$B58]; 2; 1); [$リスト.$A$3] ) - 1 )" office:value-type="float" office:value="17" calcext:value-type="float">
            <text:p>17</text:p>
          </table:table-cell>
          <table:table-cell table:formula="of:=( SEARCH( MID( [.$B58]; 3; 1); [$リスト.$A$3] ) - 1 )" office:value-type="float" office:value="25" calcext:value-type="float">
            <text:p>25</text:p>
          </table:table-cell>
          <table:table-cell table:formula="of:=( SEARCH( MID( [.$B58]; 4; 1); [$リスト.$A$3] ) - 1 )" office:value-type="float" office:value="33" calcext:value-type="float">
            <text:p>33</text:p>
          </table:table-cell>
          <table:table-cell table:formula="of:=( SEARCH( MID( [.$B58]; 5; 1); [$リスト.$A$3] ) - 1 )" office:value-type="float" office:value="37" calcext:value-type="float">
            <text:p>37</text:p>
          </table:table-cell>
          <table:table-cell table:formula="of:=( SEARCH( MID( [.$D58]; 1; 1); [$リスト.$A$3] ) - 1 )" office:value-type="float" office:value="41" calcext:value-type="float">
            <text:p>41</text:p>
          </table:table-cell>
          <table:table-cell table:formula="of:=( SEARCH( MID( [.$D58]; 2; 1); [$リスト.$A$3] ) - 1 )" office:value-type="float" office:value="61" calcext:value-type="float">
            <text:p>61</text:p>
          </table:table-cell>
          <table:table-cell table:formula="of:=( SEARCH( MID( [.$D58]; 3; 1); [$リスト.$A$3] ) - 1 )" office:value-type="float" office:value="17" calcext:value-type="float">
            <text:p>17</text:p>
          </table:table-cell>
          <table:table-cell table:formula="of:=( SEARCH( MID( [.$D58]; 4; 1); [$リスト.$A$3] ) - 1 )" office:value-type="float" office:value="21" calcext:value-type="float">
            <text:p>21</text:p>
          </table:table-cell>
          <table:table-cell table:formula="of:=( SEARCH( MID( [.$D58]; 5; 1); [$リスト.$A$3] ) - 1 )" office:value-type="float" office:value="25" calcext:value-type="float">
            <text:p>25</text:p>
          </table:table-cell>
          <table:table-cell table:formula="of:=( SEARCH( MID( [.$D58]; 6; 1); [$リスト.$A$3] ) - 1 )" office:value-type="float" office:value="38" calcext:value-type="float">
            <text:p>38</text:p>
          </table:table-cell>
          <table:table-cell table:formula="of:=( SEARCH( MID( [.$D58]; 7; 1); [$リスト.$A$3] ) - 1 )" office:value-type="float" office:value="42" calcext:value-type="float">
            <text:p>42</text:p>
          </table:table-cell>
          <table:table-cell table:formula="of:=( SEARCH( MID( [.$F58]; 1; 1); [$リスト.$A$3] ) - 1 )" office:value-type="float" office:value="46" calcext:value-type="float">
            <text:p>46</text:p>
          </table:table-cell>
          <table:table-cell table:formula="of:=( SEARCH( MID( [.$F58]; 2; 1); [$リスト.$A$3] ) - 1 )" office:value-type="float" office:value="50" calcext:value-type="float">
            <text:p>50</text:p>
          </table:table-cell>
          <table:table-cell table:formula="of:=( SEARCH( MID( [.$F58]; 3; 1); [$リスト.$A$3] ) - 1 )" office:value-type="float" office:value="54" calcext:value-type="float">
            <text:p>54</text:p>
          </table:table-cell>
          <table:table-cell table:formula="of:=( SEARCH( MID( [.$F58]; 4; 1); [$リスト.$A$3] ) - 1 )" office:value-type="float" office:value="58" calcext:value-type="float">
            <text:p>58</text:p>
          </table:table-cell>
          <table:table-cell table:formula="of:=( SEARCH( MID( [.$F58]; 5; 1); [$リスト.$A$3] ) - 1 )" office:value-type="float" office:value="62" calcext:value-type="float">
            <text:p>62</text:p>
          </table:table-cell>
          <table:table-cell table:formula="of:=( SEARCH( MID( [.$H58]; 1; 1); [$リスト.$A$3] ) - 1 )" office:value-type="float" office:value="2" calcext:value-type="float">
            <text:p>2</text:p>
          </table:table-cell>
          <table:table-cell table:formula="of:=( SEARCH( MID( [.$H58]; 2; 1); [$リスト.$A$3] ) - 1 )" office:value-type="float" office:value="8" calcext:value-type="float">
            <text:p>8</text:p>
          </table:table-cell>
          <table:table-cell table:formula="of:=( SEARCH( MID( [.$H58]; 3; 1); [$リスト.$A$3] ) - 1 )" office:value-type="float" office:value="12" calcext:value-type="float">
            <text:p>12</text:p>
          </table:table-cell>
        </table:table-row>
        <table:table-row table:style-name="ro1">
          <table:table-cell office:value-type="float" office:value="1" calcext:value-type="float">
            <text:p>1</text:p>
          </table:table-cell>
          <table:table-cell office:value-type="string" calcext:value-type="string">
            <text:p>らろだまも</text:p>
          </table:table-cell>
          <table:table-cell/>
          <table:table-cell office:value-type="string" calcext:value-type="string">
            <text:p>らろべうき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59]; 2 )" office:value-type="string" office:string-value="22" calcext:value-type="string">
            <text:p>22</text:p>
          </table:table-cell>
          <table:table-cell table:formula="of:=DEC2HEX( [.AJ59]; 2 )" office:value-type="string" office:string-value="00" calcext:value-type="string">
            <text:p>00</text:p>
          </table:table-cell>
          <table:table-cell table:formula="of:=DEC2HEX( [.AK59]; 2 )" office:value-type="string" office:string-value="08" calcext:value-type="string">
            <text:p>08</text:p>
          </table:table-cell>
          <table:table-cell table:formula="of:=DEC2HEX( [.AL59]; 2 )" office:value-type="string" office:string-value="24" calcext:value-type="string">
            <text:p>24</text:p>
          </table:table-cell>
          <table:table-cell table:formula="of:=DEC2HEX( [.AM59]; 2 )" office:value-type="string" office:string-value="00" calcext:value-type="string">
            <text:p>00</text:p>
          </table:table-cell>
          <table:table-cell table:formula="of:=DEC2HEX( [.AN59]; 2 )" office:value-type="string" office:string-value="00" calcext:value-type="string">
            <text:p>00</text:p>
          </table:table-cell>
          <table:table-cell table:formula="of:=DEC2HEX( [.AO59]; 2 )" office:value-type="string" office:string-value="00" calcext:value-type="string">
            <text:p>00</text:p>
          </table:table-cell>
          <table:table-cell table:formula="of:=DEC2HEX( [.AP59]; 2 )" office:value-type="string" office:string-value="10" calcext:value-type="string">
            <text:p>10</text:p>
          </table:table-cell>
          <table:table-cell table:formula="of:=DEC2HEX( [.AQ59]; 2 )" office:value-type="string" office:string-value="00" calcext:value-type="string">
            <text:p>00</text:p>
          </table:table-cell>
          <table:table-cell table:formula="of:=DEC2HEX( [.AR59]; 2 )" office:value-type="string" office:string-value="00" calcext:value-type="string">
            <text:p>00</text:p>
          </table:table-cell>
          <table:table-cell table:formula="of:=DEC2HEX( [.AS59]; 2 )" office:value-type="string" office:string-value="01" calcext:value-type="string">
            <text:p>01</text:p>
          </table:table-cell>
          <table:table-cell table:formula="of:=DEC2HEX( [.AT59]; 2 )" office:value-type="string" office:string-value="00" calcext:value-type="string">
            <text:p>00</text:p>
          </table:table-cell>
          <table:table-cell table:formula="of:=DEC2HEX( [.AU59]; 2 )" office:value-type="string" office:string-value="00" calcext:value-type="string">
            <text:p>00</text:p>
          </table:table-cell>
          <table:table-cell table:formula="of:=DEC2HEX( [.AV59]; 2 )" office:value-type="string" office:string-value="00" calcext:value-type="string">
            <text:p>00</text:p>
          </table:table-cell>
          <table:table-cell table:formula="of:=DEC2HEX( [.AW59]; 2 )" office:value-type="string" office:string-value="00" calcext:value-type="string">
            <text:p>00</text:p>
          </table:table-cell>
          <table:table-cell table:formula="of:=DEC2HEX( [.AX59]; 2 )" office:value-type="string" office:string-value="00" calcext:value-type="string">
            <text:p>00</text:p>
          </table:table-cell>
          <table:table-cell table:formula="of:=DEC2HEX( [.AY59]; 2 )" office:value-type="string" office:string-value="00" calcext:value-type="string">
            <text:p>00</text:p>
          </table:table-cell>
          <table:table-cell table:formula="of:=DEC2HEX( [.AZ59]; 2 )" office:value-type="string" office:string-value="00" calcext:value-type="string">
            <text:p>00</text:p>
          </table:table-cell>
          <table:table-cell table:formula="of:=DEC2HEX( [.BA59]; 2 )" office:value-type="string" office:string-value="02" calcext:value-type="string">
            <text:p>02</text:p>
          </table:table-cell>
          <table:table-cell table:formula="of:=DEC2HEX( [.BB59]; 2 )" office:value-type="string" office:string-value="00" calcext:value-type="string">
            <text:p>00</text:p>
          </table:table-cell>
          <table:table-cell/>
          <table:table-cell table:formula="of:=DEC2HEX( [.AF59] )" office:value-type="string" office:string-value="7E" calcext:value-type="string">
            <text:p>7E</text:p>
          </table:table-cell>
          <table:table-cell table:formula="of:=BITXOR( BITAND( ([.AJ59] * 64) + [.AI59]; 255 ); [.AG59] )" office:value-type="float" office:value="126" calcext:value-type="float">
            <text:p>126</text:p>
          </table:table-cell>
          <table:table-cell table:formula="of:=INDIRECT( ADDRESS( [.A59] + 3; 35 ) ) + INDIRECT( ADDRESS( [.A59] + 3; 36 ) ) * 64" office:value-type="float" office:value="92" calcext:value-type="float">
            <text:p>92</text:p>
          </table:table-cell>
          <table:table-cell/>
          <table:table-cell table:formula="of:=MOD( [.BD59] + 60; 64 )" office:value-type="float" office:value="34" calcext:value-type="float">
            <text:p>34</text:p>
          </table:table-cell>
          <table:table-cell table:formula="of:=MOD( [.BE59] - [.BD59] + 60; 64 )" office:value-type="float" office:value="0" calcext:value-type="float">
            <text:p>0</text:p>
          </table:table-cell>
          <table:table-cell table:formula="of:=MOD( [.BF59] - [.BE59] + 60; 64 )" office:value-type="float" office:value="8" calcext:value-type="float">
            <text:p>8</text:p>
          </table:table-cell>
          <table:table-cell table:formula="of:=MOD( [.BG59] - [.BF59] + 60; 64 )" office:value-type="float" office:value="36" calcext:value-type="float">
            <text:p>36</text:p>
          </table:table-cell>
          <table:table-cell table:formula="of:=MOD( [.BH59] - [.BG59] + 60; 64 )" office:value-type="float" office:value="0" calcext:value-type="float">
            <text:p>0</text:p>
          </table:table-cell>
          <table:table-cell table:formula="of:=MOD( [.BI59] - [.BH59] + 60; 64 )" office:value-type="float" office:value="0" calcext:value-type="float">
            <text:p>0</text:p>
          </table:table-cell>
          <table:table-cell table:formula="of:=MOD( [.BJ59] - [.BI59] + 60; 64 )" office:value-type="float" office:value="0" calcext:value-type="float">
            <text:p>0</text:p>
          </table:table-cell>
          <table:table-cell table:formula="of:=MOD( [.BK59] - [.BJ59] + 60; 64 )" office:value-type="float" office:value="16" calcext:value-type="float">
            <text:p>16</text:p>
          </table:table-cell>
          <table:table-cell table:formula="of:=MOD( [.BL59] - [.BK59] + 60; 64 )" office:value-type="float" office:value="0" calcext:value-type="float">
            <text:p>0</text:p>
          </table:table-cell>
          <table:table-cell table:formula="of:=MOD( [.BM59] - [.BL59] + 60; 64 )" office:value-type="float" office:value="0" calcext:value-type="float">
            <text:p>0</text:p>
          </table:table-cell>
          <table:table-cell table:formula="of:=MOD( [.BN59] - [.BM59] + 60; 64 )" office:value-type="float" office:value="1" calcext:value-type="float">
            <text:p>1</text:p>
          </table:table-cell>
          <table:table-cell table:formula="of:=MOD( [.BO59] - [.BN59] + 60; 64 )" office:value-type="float" office:value="0" calcext:value-type="float">
            <text:p>0</text:p>
          </table:table-cell>
          <table:table-cell table:formula="of:=MOD( [.BP59] - [.BO59] + 60; 64 )" office:value-type="float" office:value="0" calcext:value-type="float">
            <text:p>0</text:p>
          </table:table-cell>
          <table:table-cell table:formula="of:=MOD( [.BQ59] - [.BP59] + 60; 64 )" office:value-type="float" office:value="0" calcext:value-type="float">
            <text:p>0</text:p>
          </table:table-cell>
          <table:table-cell table:formula="of:=MOD( [.BR59] - [.BQ59] + 60; 64 )" office:value-type="float" office:value="0" calcext:value-type="float">
            <text:p>0</text:p>
          </table:table-cell>
          <table:table-cell table:formula="of:=MOD( [.BS59] - [.BR59] + 60; 64 )" office:value-type="float" office:value="0" calcext:value-type="float">
            <text:p>0</text:p>
          </table:table-cell>
          <table:table-cell table:formula="of:=MOD( [.BT59] - [.BS59] + 60; 64 )" office:value-type="float" office:value="0" calcext:value-type="float">
            <text:p>0</text:p>
          </table:table-cell>
          <table:table-cell table:formula="of:=MOD( [.BU59] - [.BT59] + 60; 64 )" office:value-type="float" office:value="0" calcext:value-type="float">
            <text:p>0</text:p>
          </table:table-cell>
          <table:table-cell table:formula="of:=MOD( [.BV59] - [.BU59] + 60; 64 )" office:value-type="float" office:value="2" calcext:value-type="float">
            <text:p>2</text:p>
          </table:table-cell>
          <table:table-cell table:formula="of:=MOD( [.BW59] - [.BV59] + 60; 64 )" office:value-type="float" office:value="0" calcext:value-type="float">
            <text:p>0</text:p>
          </table:table-cell>
          <table:table-cell/>
          <table:table-cell table:formula="of:=( SEARCH( MID( [.$B59]; 1; 1); [$リスト.$A$3] ) - 1 )" office:value-type="float" office:value="38" calcext:value-type="float">
            <text:p>38</text:p>
          </table:table-cell>
          <table:table-cell table:formula="of:=( SEARCH( MID( [.$B59]; 2; 1); [$リスト.$A$3] ) - 1 )" office:value-type="float" office:value="42" calcext:value-type="float">
            <text:p>42</text:p>
          </table:table-cell>
          <table:table-cell table:formula="of:=( SEARCH( MID( [.$B59]; 3; 1); [$リスト.$A$3] ) - 1 )" office:value-type="float" office:value="54" calcext:value-type="float">
            <text:p>54</text:p>
          </table:table-cell>
          <table:table-cell table:formula="of:=( SEARCH( MID( [.$B59]; 4; 1); [$リスト.$A$3] ) - 1 )" office:value-type="float" office:value="30" calcext:value-type="float">
            <text:p>30</text:p>
          </table:table-cell>
          <table:table-cell table:formula="of:=( SEARCH( MID( [.$B59]; 5; 1); [$リスト.$A$3] ) - 1 )" office:value-type="float" office:value="34" calcext:value-type="float">
            <text:p>34</text:p>
          </table:table-cell>
          <table:table-cell table:formula="of:=( SEARCH( MID( [.$D59]; 1; 1); [$リスト.$A$3] ) - 1 )" office:value-type="float" office:value="38" calcext:value-type="float">
            <text:p>38</text:p>
          </table:table-cell>
          <table:table-cell table:formula="of:=( SEARCH( MID( [.$D59]; 2; 1); [$リスト.$A$3] ) - 1 )" office:value-type="float" office:value="42" calcext:value-type="float">
            <text:p>42</text:p>
          </table:table-cell>
          <table:table-cell table:formula="of:=( SEARCH( MID( [.$D59]; 3; 1); [$リスト.$A$3] ) - 1 )" office:value-type="float" office:value="62" calcext:value-type="float">
            <text:p>62</text:p>
          </table:table-cell>
          <table:table-cell table:formula="of:=( SEARCH( MID( [.$D59]; 4; 1); [$リスト.$A$3] ) - 1 )" office:value-type="float" office:value="2" calcext:value-type="float">
            <text:p>2</text:p>
          </table:table-cell>
          <table:table-cell table:formula="of:=( SEARCH( MID( [.$D59]; 5; 1); [$リスト.$A$3] ) - 1 )" office:value-type="float" office:value="6" calcext:value-type="float">
            <text:p>6</text:p>
          </table:table-cell>
          <table:table-cell table:formula="of:=( SEARCH( MID( [.$D59]; 6; 1); [$リスト.$A$3] ) - 1 )" office:value-type="float" office:value="11" calcext:value-type="float">
            <text:p>11</text:p>
          </table:table-cell>
          <table:table-cell table:formula="of:=( SEARCH( MID( [.$D59]; 7; 1); [$リスト.$A$3] ) - 1 )" office:value-type="float" office:value="15" calcext:value-type="float">
            <text:p>15</text:p>
          </table:table-cell>
          <table:table-cell table:formula="of:=( SEARCH( MID( [.$F59]; 1; 1); [$リスト.$A$3] ) - 1 )" office:value-type="float" office:value="19" calcext:value-type="float">
            <text:p>19</text:p>
          </table:table-cell>
          <table:table-cell table:formula="of:=( SEARCH( MID( [.$F59]; 2; 1); [$リスト.$A$3] ) - 1 )" office:value-type="float" office:value="23" calcext:value-type="float">
            <text:p>23</text:p>
          </table:table-cell>
          <table:table-cell table:formula="of:=( SEARCH( MID( [.$F59]; 3; 1); [$リスト.$A$3] ) - 1 )" office:value-type="float" office:value="27" calcext:value-type="float">
            <text:p>27</text:p>
          </table:table-cell>
          <table:table-cell table:formula="of:=( SEARCH( MID( [.$F59]; 4; 1); [$リスト.$A$3] ) - 1 )" office:value-type="float" office:value="31" calcext:value-type="float">
            <text:p>31</text:p>
          </table:table-cell>
          <table:table-cell table:formula="of:=( SEARCH( MID( [.$F59]; 5; 1); [$リスト.$A$3] ) - 1 )" office:value-type="float" office:value="35" calcext:value-type="float">
            <text:p>35</text:p>
          </table:table-cell>
          <table:table-cell table:formula="of:=( SEARCH( MID( [.$H59]; 1; 1); [$リスト.$A$3] ) - 1 )" office:value-type="float" office:value="39" calcext:value-type="float">
            <text:p>39</text:p>
          </table:table-cell>
          <table:table-cell table:formula="of:=( SEARCH( MID( [.$H59]; 2; 1); [$リスト.$A$3] ) - 1 )" office:value-type="float" office:value="45" calcext:value-type="float">
            <text:p>45</text:p>
          </table:table-cell>
          <table:table-cell table:formula="of:=( SEARCH( MID( [.$H59];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つぬひもら</text:p>
          </table:table-cell>
          <table:table-cell/>
          <table:table-cell office:value-type="string" calcext:value-type="string">
            <text:p>ろぐうきさねふ</text:p>
          </table:table-cell>
          <table:table-cell/>
          <table:table-cell office:value-type="string" calcext:value-type="string">
            <text:p>みやりわご</text:p>
          </table:table-cell>
          <table:table-cell/>
          <table:table-cell office:value-type="string" calcext:value-type="string">
            <text:p>ぜどべ</text:p>
          </table:table-cell>
          <table:table-cell/>
          <table:table-cell table:formula="of:=DEC2HEX( [.AI60]; 2 )" office:value-type="string" office:string-value="0D" calcext:value-type="string">
            <text:p>0D</text:p>
          </table:table-cell>
          <table:table-cell table:formula="of:=DEC2HEX( [.AJ60]; 2 )" office:value-type="string" office:string-value="01" calcext:value-type="string">
            <text:p>01</text:p>
          </table:table-cell>
          <table:table-cell table:formula="of:=DEC2HEX( [.AK60]; 2 )" office:value-type="string" office:string-value="00" calcext:value-type="string">
            <text:p>00</text:p>
          </table:table-cell>
          <table:table-cell table:formula="of:=DEC2HEX( [.AL60]; 2 )" office:value-type="string" office:string-value="04" calcext:value-type="string">
            <text:p>04</text:p>
          </table:table-cell>
          <table:table-cell table:formula="of:=DEC2HEX( [.AM60]; 2 )" office:value-type="string" office:string-value="00" calcext:value-type="string">
            <text:p>00</text:p>
          </table:table-cell>
          <table:table-cell table:formula="of:=DEC2HEX( [.AN60]; 2 )" office:value-type="string" office:string-value="00" calcext:value-type="string">
            <text:p>00</text:p>
          </table:table-cell>
          <table:table-cell table:formula="of:=DEC2HEX( [.AO60]; 2 )" office:value-type="string" office:string-value="00" calcext:value-type="string">
            <text:p>00</text:p>
          </table:table-cell>
          <table:table-cell table:formula="of:=DEC2HEX( [.AP60]; 2 )" office:value-type="string" office:string-value="10" calcext:value-type="string">
            <text:p>10</text:p>
          </table:table-cell>
          <table:table-cell table:formula="of:=DEC2HEX( [.AQ60]; 2 )" office:value-type="string" office:string-value="00" calcext:value-type="string">
            <text:p>00</text:p>
          </table:table-cell>
          <table:table-cell table:formula="of:=DEC2HEX( [.AR60]; 2 )" office:value-type="string" office:string-value="00" calcext:value-type="string">
            <text:p>00</text:p>
          </table:table-cell>
          <table:table-cell table:formula="of:=DEC2HEX( [.AS60]; 2 )" office:value-type="string" office:string-value="09" calcext:value-type="string">
            <text:p>09</text:p>
          </table:table-cell>
          <table:table-cell table:formula="of:=DEC2HEX( [.AT60]; 2 )" office:value-type="string" office:string-value="00" calcext:value-type="string">
            <text:p>00</text:p>
          </table:table-cell>
          <table:table-cell table:formula="of:=DEC2HEX( [.AU60]; 2 )" office:value-type="string" office:string-value="00" calcext:value-type="string">
            <text:p>00</text:p>
          </table:table-cell>
          <table:table-cell table:formula="of:=DEC2HEX( [.AV60]; 2 )" office:value-type="string" office:string-value="00" calcext:value-type="string">
            <text:p>00</text:p>
          </table:table-cell>
          <table:table-cell table:formula="of:=DEC2HEX( [.AW60]; 2 )" office:value-type="string" office:string-value="00" calcext:value-type="string">
            <text:p>00</text:p>
          </table:table-cell>
          <table:table-cell table:formula="of:=DEC2HEX( [.AX60]; 2 )" office:value-type="string" office:string-value="00" calcext:value-type="string">
            <text:p>00</text:p>
          </table:table-cell>
          <table:table-cell table:formula="of:=DEC2HEX( [.AY60]; 2 )" office:value-type="string" office:string-value="01" calcext:value-type="string">
            <text:p>01</text:p>
          </table:table-cell>
          <table:table-cell table:formula="of:=DEC2HEX( [.AZ60]; 2 )" office:value-type="string" office:string-value="00" calcext:value-type="string">
            <text:p>00</text:p>
          </table:table-cell>
          <table:table-cell table:formula="of:=DEC2HEX( [.BA60]; 2 )" office:value-type="string" office:string-value="02" calcext:value-type="string">
            <text:p>02</text:p>
          </table:table-cell>
          <table:table-cell table:formula="of:=DEC2HEX( [.BB60]; 2 )" office:value-type="string" office:string-value="00" calcext:value-type="string">
            <text:p>00</text:p>
          </table:table-cell>
          <table:table-cell/>
          <table:table-cell table:formula="of:=DEC2HEX( [.AF60] )" office:value-type="string" office:string-value="30" calcext:value-type="string">
            <text:p>30</text:p>
          </table:table-cell>
          <table:table-cell table:formula="of:=BITXOR( BITAND( ([.AJ60] * 64) + [.AI60]; 255 ); [.AG60] )" office:value-type="float" office:value="48" calcext:value-type="float">
            <text:p>48</text:p>
          </table:table-cell>
          <table:table-cell table:formula="of:=INDIRECT( ADDRESS( [.A60] + 3; 35 ) ) + INDIRECT( ADDRESS( [.A60] + 3; 36 ) ) * 64" office:value-type="float" office:value="125" calcext:value-type="float">
            <text:p>125</text:p>
          </table:table-cell>
          <table:table-cell/>
          <table:table-cell table:formula="of:=MOD( [.BD60] + 60; 64 )" office:value-type="float" office:value="13" calcext:value-type="float">
            <text:p>13</text:p>
          </table:table-cell>
          <table:table-cell table:formula="of:=MOD( [.BE60] - [.BD60] + 60; 64 )" office:value-type="float" office:value="1" calcext:value-type="float">
            <text:p>1</text:p>
          </table:table-cell>
          <table:table-cell table:formula="of:=MOD( [.BF60] - [.BE60] + 60; 64 )" office:value-type="float" office:value="0" calcext:value-type="float">
            <text:p>0</text:p>
          </table:table-cell>
          <table:table-cell table:formula="of:=MOD( [.BG60] - [.BF60] + 60; 64 )" office:value-type="float" office:value="4" calcext:value-type="float">
            <text:p>4</text:p>
          </table:table-cell>
          <table:table-cell table:formula="of:=MOD( [.BH60] - [.BG60] + 60; 64 )" office:value-type="float" office:value="0" calcext:value-type="float">
            <text:p>0</text:p>
          </table:table-cell>
          <table:table-cell table:formula="of:=MOD( [.BI60] - [.BH60] + 60; 64 )" office:value-type="float" office:value="0" calcext:value-type="float">
            <text:p>0</text:p>
          </table:table-cell>
          <table:table-cell table:formula="of:=MOD( [.BJ60] - [.BI60] + 60; 64 )" office:value-type="float" office:value="0" calcext:value-type="float">
            <text:p>0</text:p>
          </table:table-cell>
          <table:table-cell table:formula="of:=MOD( [.BK60] - [.BJ60] + 60; 64 )" office:value-type="float" office:value="16" calcext:value-type="float">
            <text:p>16</text:p>
          </table:table-cell>
          <table:table-cell table:formula="of:=MOD( [.BL60] - [.BK60] + 60; 64 )" office:value-type="float" office:value="0" calcext:value-type="float">
            <text:p>0</text:p>
          </table:table-cell>
          <table:table-cell table:formula="of:=MOD( [.BM60] - [.BL60] + 60; 64 )" office:value-type="float" office:value="0" calcext:value-type="float">
            <text:p>0</text:p>
          </table:table-cell>
          <table:table-cell table:formula="of:=MOD( [.BN60] - [.BM60] + 60; 64 )" office:value-type="float" office:value="9" calcext:value-type="float">
            <text:p>9</text:p>
          </table:table-cell>
          <table:table-cell table:formula="of:=MOD( [.BO60] - [.BN60] + 60; 64 )" office:value-type="float" office:value="0" calcext:value-type="float">
            <text:p>0</text:p>
          </table:table-cell>
          <table:table-cell table:formula="of:=MOD( [.BP60] - [.BO60] + 60; 64 )" office:value-type="float" office:value="0" calcext:value-type="float">
            <text:p>0</text:p>
          </table:table-cell>
          <table:table-cell table:formula="of:=MOD( [.BQ60] - [.BP60] + 60; 64 )" office:value-type="float" office:value="0" calcext:value-type="float">
            <text:p>0</text:p>
          </table:table-cell>
          <table:table-cell table:formula="of:=MOD( [.BR60] - [.BQ60] + 60; 64 )" office:value-type="float" office:value="0" calcext:value-type="float">
            <text:p>0</text:p>
          </table:table-cell>
          <table:table-cell table:formula="of:=MOD( [.BS60] - [.BR60] + 60; 64 )" office:value-type="float" office:value="0" calcext:value-type="float">
            <text:p>0</text:p>
          </table:table-cell>
          <table:table-cell table:formula="of:=MOD( [.BT60] - [.BS60] + 60; 64 )" office:value-type="float" office:value="1" calcext:value-type="float">
            <text:p>1</text:p>
          </table:table-cell>
          <table:table-cell table:formula="of:=MOD( [.BU60] - [.BT60] + 60; 64 )" office:value-type="float" office:value="0" calcext:value-type="float">
            <text:p>0</text:p>
          </table:table-cell>
          <table:table-cell table:formula="of:=MOD( [.BV60] - [.BU60] + 60; 64 )" office:value-type="float" office:value="2" calcext:value-type="float">
            <text:p>2</text:p>
          </table:table-cell>
          <table:table-cell table:formula="of:=MOD( [.BW60] - [.BV60] + 60; 64 )" office:value-type="float" office:value="0" calcext:value-type="float">
            <text:p>0</text:p>
          </table:table-cell>
          <table:table-cell/>
          <table:table-cell table:formula="of:=( SEARCH( MID( [.$B60]; 1; 1); [$リスト.$A$3] ) - 1 )" office:value-type="float" office:value="17" calcext:value-type="float">
            <text:p>17</text:p>
          </table:table-cell>
          <table:table-cell table:formula="of:=( SEARCH( MID( [.$B60]; 2; 1); [$リスト.$A$3] ) - 1 )" office:value-type="float" office:value="22" calcext:value-type="float">
            <text:p>22</text:p>
          </table:table-cell>
          <table:table-cell table:formula="of:=( SEARCH( MID( [.$B60]; 3; 1); [$リスト.$A$3] ) - 1 )" office:value-type="float" office:value="26" calcext:value-type="float">
            <text:p>26</text:p>
          </table:table-cell>
          <table:table-cell table:formula="of:=( SEARCH( MID( [.$B60]; 4; 1); [$リスト.$A$3] ) - 1 )" office:value-type="float" office:value="34" calcext:value-type="float">
            <text:p>34</text:p>
          </table:table-cell>
          <table:table-cell table:formula="of:=( SEARCH( MID( [.$B60]; 5; 1); [$リスト.$A$3] ) - 1 )" office:value-type="float" office:value="38" calcext:value-type="float">
            <text:p>38</text:p>
          </table:table-cell>
          <table:table-cell table:formula="of:=( SEARCH( MID( [.$D60]; 1; 1); [$リスト.$A$3] ) - 1 )" office:value-type="float" office:value="42" calcext:value-type="float">
            <text:p>42</text:p>
          </table:table-cell>
          <table:table-cell table:formula="of:=( SEARCH( MID( [.$D60]; 2; 1); [$リスト.$A$3] ) - 1 )" office:value-type="float" office:value="46" calcext:value-type="float">
            <text:p>46</text:p>
          </table:table-cell>
          <table:table-cell table:formula="of:=( SEARCH( MID( [.$D60]; 3; 1); [$リスト.$A$3] ) - 1 )" office:value-type="float" office:value="2" calcext:value-type="float">
            <text:p>2</text:p>
          </table:table-cell>
          <table:table-cell table:formula="of:=( SEARCH( MID( [.$D60]; 4; 1); [$リスト.$A$3] ) - 1 )" office:value-type="float" office:value="6" calcext:value-type="float">
            <text:p>6</text:p>
          </table:table-cell>
          <table:table-cell table:formula="of:=( SEARCH( MID( [.$D60]; 5; 1); [$リスト.$A$3] ) - 1 )" office:value-type="float" office:value="10" calcext:value-type="float">
            <text:p>10</text:p>
          </table:table-cell>
          <table:table-cell table:formula="of:=( SEARCH( MID( [.$D60]; 6; 1); [$リスト.$A$3] ) - 1 )" office:value-type="float" office:value="23" calcext:value-type="float">
            <text:p>23</text:p>
          </table:table-cell>
          <table:table-cell table:formula="of:=( SEARCH( MID( [.$D60]; 7; 1); [$リスト.$A$3] ) - 1 )" office:value-type="float" office:value="27" calcext:value-type="float">
            <text:p>27</text:p>
          </table:table-cell>
          <table:table-cell table:formula="of:=( SEARCH( MID( [.$F60]; 1; 1); [$リスト.$A$3] ) - 1 )" office:value-type="float" office:value="31" calcext:value-type="float">
            <text:p>31</text:p>
          </table:table-cell>
          <table:table-cell table:formula="of:=( SEARCH( MID( [.$F60]; 2; 1); [$リスト.$A$3] ) - 1 )" office:value-type="float" office:value="35" calcext:value-type="float">
            <text:p>35</text:p>
          </table:table-cell>
          <table:table-cell table:formula="of:=( SEARCH( MID( [.$F60]; 3; 1); [$リスト.$A$3] ) - 1 )" office:value-type="float" office:value="39" calcext:value-type="float">
            <text:p>39</text:p>
          </table:table-cell>
          <table:table-cell table:formula="of:=( SEARCH( MID( [.$F60]; 4; 1); [$リスト.$A$3] ) - 1 )" office:value-type="float" office:value="43" calcext:value-type="float">
            <text:p>43</text:p>
          </table:table-cell>
          <table:table-cell table:formula="of:=( SEARCH( MID( [.$F60]; 5; 1); [$リスト.$A$3] ) - 1 )" office:value-type="float" office:value="48" calcext:value-type="float">
            <text:p>48</text:p>
          </table:table-cell>
          <table:table-cell table:formula="of:=( SEARCH( MID( [.$H60]; 1; 1); [$リスト.$A$3] ) - 1 )" office:value-type="float" office:value="52" calcext:value-type="float">
            <text:p>52</text:p>
          </table:table-cell>
          <table:table-cell table:formula="of:=( SEARCH( MID( [.$H60]; 2; 1); [$リスト.$A$3] ) - 1 )" office:value-type="float" office:value="58" calcext:value-type="float">
            <text:p>58</text:p>
          </table:table-cell>
          <table:table-cell table:formula="of:=( SEARCH( MID( [.$H60]; 3; 1); [$リスト.$A$3] ) - 1 )" office:value-type="float" office:value="62" calcext:value-type="float">
            <text:p>62</text:p>
          </table:table-cell>
        </table:table-row>
        <table:table-row table:style-name="ro1">
          <table:table-cell office:value-type="float" office:value="7" calcext:value-type="float">
            <text:p>7</text:p>
          </table:table-cell>
          <table:table-cell office:value-type="string" calcext:value-type="string">
            <text:p>びえくげず</text:p>
          </table:table-cell>
          <table:table-cell/>
          <table:table-cell office:value-type="string" calcext:value-type="string">
            <text:p>ぢしみやりぜづ</text:p>
          </table:table-cell>
          <table:table-cell/>
          <table:table-cell office:value-type="string" calcext:value-type="string">
            <text:p>びあおけそ</text:p>
          </table:table-cell>
          <table:table-cell/>
          <table:table-cell office:value-type="string" calcext:value-type="string">
            <text:p>てのへ</text:p>
          </table:table-cell>
          <table:table-cell/>
          <table:table-cell table:formula="of:=DEC2HEX( [.AI61]; 2 )" office:value-type="string" office:string-value="38" calcext:value-type="string">
            <text:p>38</text:p>
          </table:table-cell>
          <table:table-cell table:formula="of:=DEC2HEX( [.AJ61]; 2 )" office:value-type="string" office:string-value="03" calcext:value-type="string">
            <text:p>03</text:p>
          </table:table-cell>
          <table:table-cell table:formula="of:=DEC2HEX( [.AK61]; 2 )" office:value-type="string" office:string-value="00" calcext:value-type="string">
            <text:p>00</text:p>
          </table:table-cell>
          <table:table-cell table:formula="of:=DEC2HEX( [.AL61]; 2 )" office:value-type="string" office:string-value="24" calcext:value-type="string">
            <text:p>24</text:p>
          </table:table-cell>
          <table:table-cell table:formula="of:=DEC2HEX( [.AM61]; 2 )" office:value-type="string" office:string-value="00" calcext:value-type="string">
            <text:p>00</text:p>
          </table:table-cell>
          <table:table-cell table:formula="of:=DEC2HEX( [.AN61]; 2 )" office:value-type="string" office:string-value="00" calcext:value-type="string">
            <text:p>00</text:p>
          </table:table-cell>
          <table:table-cell table:formula="of:=DEC2HEX( [.AO61]; 2 )" office:value-type="string" office:string-value="10" calcext:value-type="string">
            <text:p>10</text:p>
          </table:table-cell>
          <table:table-cell table:formula="of:=DEC2HEX( [.AP61]; 2 )" office:value-type="string" office:string-value="10" calcext:value-type="string">
            <text:p>10</text:p>
          </table:table-cell>
          <table:table-cell table:formula="of:=DEC2HEX( [.AQ61]; 2 )" office:value-type="string" office:string-value="00" calcext:value-type="string">
            <text:p>00</text:p>
          </table:table-cell>
          <table:table-cell table:formula="of:=DEC2HEX( [.AR61]; 2 )" office:value-type="string" office:string-value="00" calcext:value-type="string">
            <text:p>00</text:p>
          </table:table-cell>
          <table:table-cell table:formula="of:=DEC2HEX( [.AS61]; 2 )" office:value-type="string" office:string-value="09" calcext:value-type="string">
            <text:p>09</text:p>
          </table:table-cell>
          <table:table-cell table:formula="of:=DEC2HEX( [.AT61]; 2 )" office:value-type="string" office:string-value="00" calcext:value-type="string">
            <text:p>00</text:p>
          </table:table-cell>
          <table:table-cell table:formula="of:=DEC2HEX( [.AU61]; 2 )" office:value-type="string" office:string-value="00" calcext:value-type="string">
            <text:p>00</text:p>
          </table:table-cell>
          <table:table-cell table:formula="of:=DEC2HEX( [.AV61]; 2 )" office:value-type="string" office:string-value="00" calcext:value-type="string">
            <text:p>00</text:p>
          </table:table-cell>
          <table:table-cell table:formula="of:=DEC2HEX( [.AW61]; 2 )" office:value-type="string" office:string-value="00" calcext:value-type="string">
            <text:p>00</text:p>
          </table:table-cell>
          <table:table-cell table:formula="of:=DEC2HEX( [.AX61]; 2 )" office:value-type="string" office:string-value="00" calcext:value-type="string">
            <text:p>00</text:p>
          </table:table-cell>
          <table:table-cell table:formula="of:=DEC2HEX( [.AY61]; 2 )" office:value-type="string" office:string-value="02" calcext:value-type="string">
            <text:p>02</text:p>
          </table:table-cell>
          <table:table-cell table:formula="of:=DEC2HEX( [.AZ61]; 2 )" office:value-type="string" office:string-value="00" calcext:value-type="string">
            <text:p>00</text:p>
          </table:table-cell>
          <table:table-cell table:formula="of:=DEC2HEX( [.BA61]; 2 )" office:value-type="string" office:string-value="02" calcext:value-type="string">
            <text:p>02</text:p>
          </table:table-cell>
          <table:table-cell table:formula="of:=DEC2HEX( [.BB61]; 2 )" office:value-type="string" office:string-value="00" calcext:value-type="string">
            <text:p>00</text:p>
          </table:table-cell>
          <table:table-cell/>
          <table:table-cell table:formula="of:=DEC2HEX( [.AF61] )" office:value-type="string" office:string-value="60" calcext:value-type="string">
            <text:p>60</text:p>
          </table:table-cell>
          <table:table-cell table:formula="of:=BITXOR( BITAND( ([.AJ61] * 64) + [.AI61]; 255 ); [.AG61] )" office:value-type="float" office:value="96" calcext:value-type="float">
            <text:p>96</text:p>
          </table:table-cell>
          <table:table-cell table:formula="of:=INDIRECT( ADDRESS( [.A61] + 3; 35 ) ) + INDIRECT( ADDRESS( [.A61] + 3; 36 ) ) * 64" office:value-type="float" office:value="152" calcext:value-type="float">
            <text:p>152</text:p>
          </table:table-cell>
          <table:table-cell/>
          <table:table-cell table:formula="of:=MOD( [.BD61] + 60; 64 )" office:value-type="float" office:value="56" calcext:value-type="float">
            <text:p>56</text:p>
          </table:table-cell>
          <table:table-cell table:formula="of:=MOD( [.BE61] - [.BD61] + 60; 64 )" office:value-type="float" office:value="3" calcext:value-type="float">
            <text:p>3</text:p>
          </table:table-cell>
          <table:table-cell table:formula="of:=MOD( [.BF61] - [.BE61] + 60; 64 )" office:value-type="float" office:value="0" calcext:value-type="float">
            <text:p>0</text:p>
          </table:table-cell>
          <table:table-cell table:formula="of:=MOD( [.BG61] - [.BF61] + 60; 64 )" office:value-type="float" office:value="36" calcext:value-type="float">
            <text:p>36</text:p>
          </table:table-cell>
          <table:table-cell table:formula="of:=MOD( [.BH61] - [.BG61] + 60; 64 )" office:value-type="float" office:value="0" calcext:value-type="float">
            <text:p>0</text:p>
          </table:table-cell>
          <table:table-cell table:formula="of:=MOD( [.BI61] - [.BH61] + 60; 64 )" office:value-type="float" office:value="0" calcext:value-type="float">
            <text:p>0</text:p>
          </table:table-cell>
          <table:table-cell table:formula="of:=MOD( [.BJ61] - [.BI61] + 60; 64 )" office:value-type="float" office:value="16" calcext:value-type="float">
            <text:p>16</text:p>
          </table:table-cell>
          <table:table-cell table:formula="of:=MOD( [.BK61] - [.BJ61] + 60; 64 )" office:value-type="float" office:value="16" calcext:value-type="float">
            <text:p>16</text:p>
          </table:table-cell>
          <table:table-cell table:formula="of:=MOD( [.BL61] - [.BK61] + 60; 64 )" office:value-type="float" office:value="0" calcext:value-type="float">
            <text:p>0</text:p>
          </table:table-cell>
          <table:table-cell table:formula="of:=MOD( [.BM61] - [.BL61] + 60; 64 )" office:value-type="float" office:value="0" calcext:value-type="float">
            <text:p>0</text:p>
          </table:table-cell>
          <table:table-cell table:formula="of:=MOD( [.BN61] - [.BM61] + 60; 64 )" office:value-type="float" office:value="9" calcext:value-type="float">
            <text:p>9</text:p>
          </table:table-cell>
          <table:table-cell table:formula="of:=MOD( [.BO61] - [.BN61] + 60; 64 )" office:value-type="float" office:value="0" calcext:value-type="float">
            <text:p>0</text:p>
          </table:table-cell>
          <table:table-cell table:formula="of:=MOD( [.BP61] - [.BO61] + 60; 64 )" office:value-type="float" office:value="0" calcext:value-type="float">
            <text:p>0</text:p>
          </table:table-cell>
          <table:table-cell table:formula="of:=MOD( [.BQ61] - [.BP61] + 60; 64 )" office:value-type="float" office:value="0" calcext:value-type="float">
            <text:p>0</text:p>
          </table:table-cell>
          <table:table-cell table:formula="of:=MOD( [.BR61] - [.BQ61] + 60; 64 )" office:value-type="float" office:value="0" calcext:value-type="float">
            <text:p>0</text:p>
          </table:table-cell>
          <table:table-cell table:formula="of:=MOD( [.BS61] - [.BR61] + 60; 64 )" office:value-type="float" office:value="0" calcext:value-type="float">
            <text:p>0</text:p>
          </table:table-cell>
          <table:table-cell table:formula="of:=MOD( [.BT61] - [.BS61] + 60; 64 )" office:value-type="float" office:value="2" calcext:value-type="float">
            <text:p>2</text:p>
          </table:table-cell>
          <table:table-cell table:formula="of:=MOD( [.BU61] - [.BT61] + 60; 64 )" office:value-type="float" office:value="0" calcext:value-type="float">
            <text:p>0</text:p>
          </table:table-cell>
          <table:table-cell table:formula="of:=MOD( [.BV61] - [.BU61] + 60; 64 )" office:value-type="float" office:value="2" calcext:value-type="float">
            <text:p>2</text:p>
          </table:table-cell>
          <table:table-cell table:formula="of:=MOD( [.BW61] - [.BV61] + 60; 64 )" office:value-type="float" office:value="0" calcext:value-type="float">
            <text:p>0</text:p>
          </table:table-cell>
          <table:table-cell/>
          <table:table-cell table:formula="of:=( SEARCH( MID( [.$B61]; 1; 1); [$リスト.$A$3] ) - 1 )" office:value-type="float" office:value="60" calcext:value-type="float">
            <text:p>60</text:p>
          </table:table-cell>
          <table:table-cell table:formula="of:=( SEARCH( MID( [.$B61]; 2; 1); [$リスト.$A$3] ) - 1 )" office:value-type="float" office:value="3" calcext:value-type="float">
            <text:p>3</text:p>
          </table:table-cell>
          <table:table-cell table:formula="of:=( SEARCH( MID( [.$B61]; 3; 1); [$リスト.$A$3] ) - 1 )" office:value-type="float" office:value="7" calcext:value-type="float">
            <text:p>7</text:p>
          </table:table-cell>
          <table:table-cell table:formula="of:=( SEARCH( MID( [.$B61]; 4; 1); [$リスト.$A$3] ) - 1 )" office:value-type="float" office:value="47" calcext:value-type="float">
            <text:p>47</text:p>
          </table:table-cell>
          <table:table-cell table:formula="of:=( SEARCH( MID( [.$B61]; 5; 1); [$リスト.$A$3] ) - 1 )" office:value-type="float" office:value="51" calcext:value-type="float">
            <text:p>51</text:p>
          </table:table-cell>
          <table:table-cell table:formula="of:=( SEARCH( MID( [.$D61]; 1; 1); [$リスト.$A$3] ) - 1 )" office:value-type="float" office:value="55" calcext:value-type="float">
            <text:p>55</text:p>
          </table:table-cell>
          <table:table-cell table:formula="of:=( SEARCH( MID( [.$D61]; 2; 1); [$リスト.$A$3] ) - 1 )" office:value-type="float" office:value="11" calcext:value-type="float">
            <text:p>11</text:p>
          </table:table-cell>
          <table:table-cell table:formula="of:=( SEARCH( MID( [.$D61]; 3; 1); [$リスト.$A$3] ) - 1 )" office:value-type="float" office:value="31" calcext:value-type="float">
            <text:p>31</text:p>
          </table:table-cell>
          <table:table-cell table:formula="of:=( SEARCH( MID( [.$D61]; 4; 1); [$リスト.$A$3] ) - 1 )" office:value-type="float" office:value="35" calcext:value-type="float">
            <text:p>35</text:p>
          </table:table-cell>
          <table:table-cell table:formula="of:=( SEARCH( MID( [.$D61]; 5; 1); [$リスト.$A$3] ) - 1 )" office:value-type="float" office:value="39" calcext:value-type="float">
            <text:p>39</text:p>
          </table:table-cell>
          <table:table-cell table:formula="of:=( SEARCH( MID( [.$D61]; 6; 1); [$リスト.$A$3] ) - 1 )" office:value-type="float" office:value="52" calcext:value-type="float">
            <text:p>52</text:p>
          </table:table-cell>
          <table:table-cell table:formula="of:=( SEARCH( MID( [.$D61]; 7; 1); [$リスト.$A$3] ) - 1 )" office:value-type="float" office:value="56" calcext:value-type="float">
            <text:p>56</text:p>
          </table:table-cell>
          <table:table-cell table:formula="of:=( SEARCH( MID( [.$F61]; 1; 1); [$リスト.$A$3] ) - 1 )" office:value-type="float" office:value="60" calcext:value-type="float">
            <text:p>60</text:p>
          </table:table-cell>
          <table:table-cell table:formula="of:=( SEARCH( MID( [.$F61]; 2; 1); [$リスト.$A$3] ) - 1 )" office:value-type="float" office:value="0" calcext:value-type="float">
            <text:p>0</text:p>
          </table:table-cell>
          <table:table-cell table:formula="of:=( SEARCH( MID( [.$F61]; 3; 1); [$リスト.$A$3] ) - 1 )" office:value-type="float" office:value="4" calcext:value-type="float">
            <text:p>4</text:p>
          </table:table-cell>
          <table:table-cell table:formula="of:=( SEARCH( MID( [.$F61]; 4; 1); [$リスト.$A$3] ) - 1 )" office:value-type="float" office:value="8" calcext:value-type="float">
            <text:p>8</text:p>
          </table:table-cell>
          <table:table-cell table:formula="of:=( SEARCH( MID( [.$F61]; 5; 1); [$リスト.$A$3] ) - 1 )" office:value-type="float" office:value="14" calcext:value-type="float">
            <text:p>14</text:p>
          </table:table-cell>
          <table:table-cell table:formula="of:=( SEARCH( MID( [.$H61]; 1; 1); [$リスト.$A$3] ) - 1 )" office:value-type="float" office:value="18" calcext:value-type="float">
            <text:p>18</text:p>
          </table:table-cell>
          <table:table-cell table:formula="of:=( SEARCH( MID( [.$H61]; 2; 1); [$リスト.$A$3] ) - 1 )" office:value-type="float" office:value="24" calcext:value-type="float">
            <text:p>24</text:p>
          </table:table-cell>
          <table:table-cell table:formula="of:=( SEARCH( MID( [.$H61]; 3; 1); [$リスト.$A$3] ) - 1 )" office:value-type="float" office:value="28" calcext:value-type="float">
            <text:p>28</text:p>
          </table:table-cell>
        </table:table-row>
      </table:table>
      <table:table table:name="エンコード" table:style-name="ta1">
        <office:forms form:automatic-focus="false" form:apply-design-mode="false"/>
        <table:table-column table:style-name="co5" table:default-cell-style-name="ce5"/>
        <table:table-column table:style-name="co10" table:number-columns-repeated="2" table:default-cell-style-name="ce5"/>
        <table:table-column table:style-name="co11"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float" office:value="18" calcext:value-type="float">
            <text:p>18</text:p>
          </table:table-cell>
          <table:table-cell office:value-type="string" calcext:value-type="string">
            <text:p>3D</text:p>
          </table:table-cell>
          <table:table-cell office:value-type="string" calcext:value-type="string">
            <text:p>0F</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5" office:value-type="string" calcext:value-type="string">
            <text:p>00</text:p>
          </table:table-cell>
          <table:table-cell office:value-type="float" office:value="1" calcext:value-type="float">
            <text:p>1</text:p>
          </table:table-cell>
          <table:table-cell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24" calcext:value-type="float">
            <text:p>24</text:p>
          </table:table-cell>
          <table:table-cell table:formula="of:=HEX2DEC( [.C9] )" office:value-type="float" office:value="61" calcext:value-type="float">
            <text:p>61</text:p>
          </table:table-cell>
          <table:table-cell table:formula="of:=HEX2DEC( [.D9] )" office:value-type="float" office:value="15" calcext:value-type="float">
            <text:p>15</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1" calcext:value-type="float">
            <text:p>1</text:p>
          </table:table-cell>
          <table:table-cell table:formula="of:=HEX2DEC( [.S9] )" office:value-type="float" office:value="0" calcext:value-type="float">
            <text:p>0</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28" calcext:value-type="float">
            <text:p>28</text:p>
          </table:table-cell>
          <table:table-cell table:formula="of:=MOD( [.B11] + [.C10] + 4; 64 )" office:value-type="float" office:value="29" calcext:value-type="float">
            <text:p>29</text:p>
          </table:table-cell>
          <table:table-cell table:formula="of:=MOD( [.C11] + [.D10] + 4; 64 )" office:value-type="float" office:value="48" calcext:value-type="float">
            <text:p>48</text:p>
          </table:table-cell>
          <table:table-cell table:formula="of:=MOD( [.D11] + [.E10] + 4; 64 )" office:value-type="float" office:value="56" calcext:value-type="float">
            <text:p>56</text:p>
          </table:table-cell>
          <table:table-cell table:formula="of:=MOD( [.E11] + [.F10] + 4; 64 )" office:value-type="float" office:value="60" calcext:value-type="float">
            <text:p>60</text:p>
          </table:table-cell>
          <table:table-cell table:formula="of:=MOD( [.F11] + [.G10] + 4; 64 )" office:value-type="float" office:value="0" calcext:value-type="float">
            <text:p>0</text:p>
          </table:table-cell>
          <table:table-cell table:formula="of:=MOD( [.G11] + [.H10] + 4; 64 )" office:value-type="float" office:value="4" calcext:value-type="float">
            <text:p>4</text:p>
          </table:table-cell>
          <table:table-cell table:formula="of:=MOD( [.H11] + [.I10] + 4; 64 )" office:value-type="float" office:value="24" calcext:value-type="float">
            <text:p>24</text:p>
          </table:table-cell>
          <table:table-cell table:formula="of:=MOD( [.I11] + [.J10] + 4; 64 )" office:value-type="float" office:value="28" calcext:value-type="float">
            <text:p>28</text:p>
          </table:table-cell>
          <table:table-cell table:formula="of:=MOD( [.J11] + [.K10] + 4; 64 )" office:value-type="float" office:value="32" calcext:value-type="float">
            <text:p>32</text:p>
          </table:table-cell>
          <table:table-cell table:formula="of:=MOD( [.K11] + [.L10] + 4; 64 )" office:value-type="float" office:value="37" calcext:value-type="float">
            <text:p>37</text:p>
          </table:table-cell>
          <table:table-cell table:formula="of:=MOD( [.L11] + [.M10] + 4; 64 )" office:value-type="float" office:value="41" calcext:value-type="float">
            <text:p>41</text:p>
          </table:table-cell>
          <table:table-cell table:formula="of:=MOD( [.M11] + [.N10] + 4; 64 )" office:value-type="float" office:value="45" calcext:value-type="float">
            <text:p>45</text:p>
          </table:table-cell>
          <table:table-cell table:formula="of:=MOD( [.N11] + [.O10] + 4; 64 )" office:value-type="float" office:value="49" calcext:value-type="float">
            <text:p>49</text:p>
          </table:table-cell>
          <table:table-cell table:formula="of:=MOD( [.O11] + [.P10] + 4; 64 )" office:value-type="float" office:value="53" calcext:value-type="float">
            <text:p>53</text:p>
          </table:table-cell>
          <table:table-cell table:formula="of:=MOD( [.P11] + [.Q10] + 4; 64 )" office:value-type="float" office:value="57" calcext:value-type="float">
            <text:p>57</text:p>
          </table:table-cell>
          <table:table-cell table:formula="of:=MOD( [.Q11] + [.R10] + 4; 64 )" office:value-type="float" office:value="62" calcext:value-type="float">
            <text:p>62</text:p>
          </table:table-cell>
          <table:table-cell table:formula="of:=MOD( [.R11] + [.S10] + 4; 64 )" office:value-type="float" office:value="2" calcext:value-type="float">
            <text:p>2</text:p>
          </table:table-cell>
          <table:table-cell table:formula="of:=MOD( [.S11] + [.T10] + 4; 64 )" office:value-type="float" office:value="8" calcext:value-type="float">
            <text:p>8</text:p>
          </table:table-cell>
          <table:table-cell table:formula="of:=MOD( [.T11] + [.U10] + 4; 64 )" office:value-type="float" office:value="12" calcext:value-type="float">
            <text:p>12</text:p>
          </table:table-cell>
        </table:table-row>
        <table:table-row table:style-name="ro1">
          <table:table-cell office:value-type="string" calcext:value-type="string">
            <text:p>文字</text:p>
          </table:table-cell>
          <table:table-cell table:formula="of:=MID( [$リスト.$A$3]; [.B11] + 1; 1 )" office:value-type="string" office:string-value="へ" calcext:value-type="string">
            <text:p>へ</text:p>
          </table:table-cell>
          <table:table-cell table:formula="of:=MID( [$リスト.$A$3]; [.C11] + 1; 1 )" office:value-type="string" office:string-value="ほ" calcext:value-type="string">
            <text:p>ほ</text:p>
          </table:table-cell>
          <table:table-cell table:formula="of:=MID( [$リスト.$A$3]; [.D11] + 1; 1 )" office:value-type="string" office:string-value="ご" calcext:value-type="string">
            <text:p>ご</text:p>
          </table:table-cell>
          <table:table-cell table:formula="of:=MID( [$リスト.$A$3]; [.E11] + 1; 1 )" office:value-type="string" office:string-value="づ" calcext:value-type="string">
            <text:p>づ</text:p>
          </table:table-cell>
          <table:table-cell table:formula="of:=MID( [$リスト.$A$3]; [.F11] + 1; 1 )" office:value-type="string" office:string-value="び" calcext:value-type="string">
            <text:p>び</text:p>
          </table:table-cell>
          <table:table-cell table:formula="of:=MID( [$リスト.$A$3]; [.G11] + 1; 1 )" office:value-type="string" office:string-value="あ" calcext:value-type="string">
            <text:p>あ</text:p>
          </table:table-cell>
          <table:table-cell table:formula="of:=MID( [$リスト.$A$3]; [.H11] + 1; 1 )" office:value-type="string" office:string-value="お" calcext:value-type="string">
            <text:p>お</text:p>
          </table:table-cell>
          <table:table-cell table:formula="of:=MID( [$リスト.$A$3]; [.I11] + 1; 1 )" office:value-type="string" office:string-value="の" calcext:value-type="string">
            <text:p>の</text:p>
          </table:table-cell>
          <table:table-cell table:formula="of:=MID( [$リスト.$A$3]; [.J11] + 1; 1 )" office:value-type="string" office:string-value="へ" calcext:value-type="string">
            <text:p>へ</text:p>
          </table:table-cell>
          <table:table-cell table:formula="of:=MID( [$リスト.$A$3]; [.K11] + 1; 1 )" office:value-type="string" office:string-value="む" calcext:value-type="string">
            <text:p>む</text:p>
          </table:table-cell>
          <table:table-cell table:formula="of:=MID( [$リスト.$A$3]; [.L11] + 1; 1 )" office:value-type="string" office:string-value="よ" calcext:value-type="string">
            <text:p>よ</text:p>
          </table:table-cell>
          <table:table-cell table:formula="of:=MID( [$リスト.$A$3]; [.M11] + 1; 1 )" office:value-type="string" office:string-value="れ" calcext:value-type="string">
            <text:p>れ</text:p>
          </table:table-cell>
          <table:table-cell table:formula="of:=MID( [$リスト.$A$3]; [.N11] + 1; 1 )" office:value-type="string" office:string-value="ぎ" calcext:value-type="string">
            <text:p>ぎ</text:p>
          </table:table-cell>
          <table:table-cell table:formula="of:=MID( [$リスト.$A$3]; [.O11] + 1; 1 )" office:value-type="string" office:string-value="ざ" calcext:value-type="string">
            <text:p>ざ</text:p>
          </table:table-cell>
          <table:table-cell table:formula="of:=MID( [$リスト.$A$3]; [.P11] + 1; 1 )" office:value-type="string" office:string-value="ぞ" calcext:value-type="string">
            <text:p>ぞ</text:p>
          </table:table-cell>
          <table:table-cell table:formula="of:=MID( [$リスト.$A$3]; [.Q11] + 1; 1 )" office:value-type="string" office:string-value="で" calcext:value-type="string">
            <text:p>で</text:p>
          </table:table-cell>
          <table:table-cell table:formula="of:=MID( [$リスト.$A$3]; [.R11] + 1; 1 )" office:value-type="string" office:string-value="べ" calcext:value-type="string">
            <text:p>べ</text:p>
          </table:table-cell>
          <table:table-cell table:formula="of:=MID( [$リスト.$A$3]; [.S11] + 1; 1 )" office:value-type="string" office:string-value="う" calcext:value-type="string">
            <text:p>う</text:p>
          </table:table-cell>
          <table:table-cell table:formula="of:=MID( [$リスト.$A$3]; [.T11] + 1; 1 )" office:value-type="string" office:string-value="け" calcext:value-type="string">
            <text:p>け</text:p>
          </table:table-cell>
          <table:table-cell table:formula="of:=MID( [$リスト.$A$3]; [.U11] + 1; 1 )" office:value-type="string" office:string-value="す" calcext:value-type="string">
            <text:p>す</text:p>
          </table:table-cell>
        </table:table-row>
      </table:table>
      <table:table table:name="リスト" table:style-name="ta1">
        <office:forms form:automatic-focus="false" form:apply-design-mode="false"/>
        <table:table-column table:style-name="co9" table:default-cell-style-name="ce5"/>
        <table:table-column table:style-name="co9"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5:06:00.7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7:24:33.551000000</dc:date>
    <meta:editing-duration>PT6H50M5S</meta:editing-duration>
    <meta:editing-cycles>79</meta:editing-cycles>
    <meta:document-statistic meta:table-count="3" meta:cell-count="3608" meta:object-count="0"/>
  </office:meta>
</office:document-meta>
</file>